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7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133.19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41.82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Q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6"/>
        <table:table-row table:style-name="ro1">
          <table:table-cell table:style-name="ce1" office:value-type="string" calcext:value-type="string">
            <text:p>Kalaallisut</text:p>
          </table:table-cell>
          <table:table-cell table:style-name="ce7" office:value-type="string" calcext:value-type="string">
            <text:p>Suussusia</text:p>
          </table:table-cell>
          <table:table-cell table:style-name="ce10" office:value-type="string" calcext:value-type="string">
            <text:p>Tuluttuua</text:p>
          </table:table-cell>
          <table:table-cell table:style-name="ce7" office:value-type="string" calcext:value-type="string">
            <text:p>Assersuut kalaallisut</text:p>
          </table:table-cell>
          <table:table-cell table:style-name="ce22" office:value-type="string" calcext:value-type="string">
            <text:p>Assersuut tuluttut</text:p>
          </table:table-cell>
          <table:table-cell table:style-name="ce28" office:value-type="string" calcext:value-type="string">
            <text:p>Nassuiaat/explanation</text:p>
          </table:table-cell>
          <table:table-cell table:style-name="ce30"/>
          <table:table-cell table:style-name="ce32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! </text:p>
          </table:table-cell>
          <table:table-cell table:style-name="ce8"/>
          <table:table-cell table:style-name="ce5" office:value-type="string" calcext:value-type="string">
            <text:p>Let's go! Let's do it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git! </text:p>
          </table:table-cell>
          <table:table-cell table:style-name="ce8"/>
          <table:table-cell table:style-name="ce5" office:value-type="string" calcext:value-type="string">
            <text:p>Come here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guk! </text:p>
          </table:table-cell>
          <table:table-cell table:style-name="ce8"/>
          <table:table-cell table:style-name="ce5" office:value-type="string" calcext:value-type="string">
            <text:p>Give me that!, Let me have it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janng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overeaten, is about to bur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ja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lass ball (Christmas tree decoratio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jor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old, is raw (of the weather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j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hilled to the bone, is about to freeze to dea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jumaam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oves closer to some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ju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gets cold easily, someone who doesn't tolerate cold we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er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wn, daybre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er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state of having overeaten, the state of being fu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e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awn is about to break, it is nearly day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e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bout to burst from having eaten too mu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ert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uncomfortable from being w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i!</text:p>
          </table:table-cell>
          <table:table-cell table:style-name="ce8"/>
          <table:table-cell table:style-name="ce5" office:value-type="string" calcext:value-type="string">
            <text:p>Let's get going!, Come on, let's do it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i!</text:p>
          </table:table-cell>
          <table:table-cell table:style-name="ce8"/>
          <table:table-cell table:style-name="ce5" office:value-type="string" calcext:value-type="string">
            <text:p>Let him/her come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wims just below the surface making ripples on the water (of a fish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lo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akes him/her up without going into the 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lo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leaming wh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luarp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are whitecaps on the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luit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ses his/her foothold, loses his/her footing (from getting disoriented snowy weather), loses orientation from poor visibilit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lluit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disoriented </text:p>
          </table:table-cell>
          <table:table-cell table:style-name="ce13"/>
          <table:table-cell table:style-name="ce23"/>
          <table:table-cell table:style-name="ce11"/>
          <table:table-cell table:style-name="ce3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ght, lamp, illumin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as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ght, something giving off 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as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quor, booz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aso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mpsha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light, is bright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alla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lash of 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a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ddenly gets brighter, there is a <text:s/>sudden flash of 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ovides good light, illuminates well, is quite clear (of water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asaqanngi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doesn't know the simplest things, someone who is clueles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a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omething dawns on him/her, suddenly understands, suddenly get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mmusi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month's wages, month's sala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mm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r month, monthly, each mon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nnif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ew m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n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the new m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qq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llumination, source of 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ovides good light, illuminates well, is quite cle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is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<text:s/>makes it shine brighter, makes <text:s/>it give more 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poq </text:p>
          </table:table-cell>
          <table:table-cell table:style-name="ce8"/>
          <table:table-cell table:style-name="ce5" office:value-type="string" calcext:value-type="string">
            <text:p>is lovely, is pleasan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gotten bright, has gotten clear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sa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form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saanermi siunnersort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formation offic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saanermi Siunnersui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ublic information counci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taa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days are getting long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rt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lashlight, battery operated lanter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m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n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en day dawned, when there was day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 pu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 lunar eclipse is taking place, there is an eclipse of the m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 qaangiut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month later, after a mon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aarukki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moon is wa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aa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tificial satel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ig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bright moonsh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inikki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moon is wax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ip Inu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Man in the Moon (a mythical character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ip pulaner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clipse of the m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atisi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alend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mi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rightly lit, is fully illuminated</text:p>
          </table:table-cell>
          <table:table-cell table:style-name="ce13"/>
          <table:table-cell table:style-name="Default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mu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owards light</text:p>
          </table:table-cell>
          <table:table-cell table:style-name="ce13" office:value-type="string" calcext:value-type="string">
            <text:p>qaamut aallarpoq </text:p>
          </table:table-cell>
          <table:table-cell table:style-name="ce24" office:value-type="string" calcext:value-type="string">
            <text:p>It's about to be morning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ace under the sleeping platform in a traditional 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erlugit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over, more than</text:p>
          </table:table-cell>
          <table:table-cell table:style-name="ce13" office:value-type="string" calcext:value-type="string">
            <text:p>50-it qaangerlugit </text:p>
          </table:table-cell>
          <table:table-cell table:style-name="ce24" office:value-type="string" calcext:value-type="string">
            <text:p>at least 50, more than 50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lived throught it, has survived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ivoq</text:p>
          </table:table-cell>
          <table:table-cell table:style-name="ce8" office:value-type="string" calcext:value-type="string">
            <text:p>oqaluut susaasalik</text:p>
          </table:table-cell>
          <table:table-cell table:style-name="ce5" office:value-type="string" calcext:value-type="string">
            <text:p>has lived throught it, has survived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passed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ivoq</text:p>
          </table:table-cell>
          <table:table-cell table:style-name="ce8" office:value-type="string" calcext:value-type="string">
            <text:p>oqaluut susaasalik</text:p>
          </table:table-cell>
          <table:table-cell table:style-name="ce5" office:value-type="string" calcext:value-type="string">
            <text:p>has passed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if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Jewish holiday of Passo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inn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asses by him/her, skips it, doesn't notice it, overlook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kkaangata</text:p>
          </table:table-cell>
          <table:table-cell table:style-name="ce8"/>
          <table:table-cell table:style-name="ce5" office:value-type="string" calcext:value-type="string">
            <text:p>when they passes by, when they passes away</text:p>
          </table:table-cell>
          <table:table-cell table:style-name="ce13" office:value-type="string" calcext:value-type="string">
            <text:p>ullut sisamat qaangiukkaangata </text:p>
          </table:table-cell>
          <table:table-cell table:style-name="ce24" office:value-type="string" calcext:value-type="string">
            <text:p>every fourth day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passed, is done, has passed (of a storm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ss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gotten over it, has recovered from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tt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that doesn't last long, something that is over quick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ttoornersi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overtime p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tto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rives too la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tto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orks overti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giut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previous one, that last one, something that has been getten over</text:p>
          </table:table-cell>
          <table:table-cell table:style-name="ce13" office:value-type="string" calcext:value-type="string">
            <text:p>qaammat qaangiuttoq </text:p>
          </table:table-cell>
          <table:table-cell table:style-name="ce24" office:value-type="string" calcext:value-type="string">
            <text:p>after a month, when a month had passed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n top of it, upon it</text:p>
          </table:table-cell>
          <table:table-cell table:style-name="ce13" office:value-type="string" calcext:value-type="string">
            <text:p>qaqqap qaani</text:p>
          </table:table-cell>
          <table:table-cell table:style-name="ce23" office:value-type="string" calcext:value-type="string">
            <text:p>on top of the mountain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at </text:p>
          </table:table-cell>
          <table:table-cell table:style-name="ce8" office:value-type="string" calcext:value-type="string">
            <text:p>taggit qasseersiut (ataas qajaq) </text:p>
          </table:table-cell>
          <table:table-cell table:style-name="ce5" office:value-type="string" calcext:value-type="string">
            <text:p>kayaks, kayakk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lister on the sk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er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care of his/her kayak, puts his/her kayak in ord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g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part of an iceberg that is under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gu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elt hat, top hat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s/her own kayak</text:p>
          </table:table-cell>
          <table:table-cell table:style-name="ce13"/>
          <table:table-cell table:style-name="ce23"/>
          <table:table-cell table:style-name="ce24" office:value-type="string" calcext:value-type="string">
            <text:p>nagg qaja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uilds a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i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his/her kayak with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nn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ayak rack, rack for kayak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ring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sivoq</text:p>
          </table:table-cell>
          <table:table-cell table:style-name="ce8" office:value-type="string" calcext:value-type="string">
            <text:p>oqaluut susaasalik</text:p>
          </table:table-cell>
          <table:table-cell table:style-name="ce5" office:value-type="string" calcext:value-type="string">
            <text:p>bring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 blister, gets blist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y are guests, they are at a party, they are at an aff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rehe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urf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kin padding on the sleeping platform, mattress p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aa! </text:p>
          </table:table-cell>
          <table:table-cell table:style-name="ce8"/>
          <table:table-cell table:style-name="ce5" office:value-type="string" calcext:value-type="string">
            <text:p>Hurry up! Step on it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nvites him/her, summons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sivoq</text:p>
          </table:table-cell>
          <table:table-cell table:style-name="ce8" office:value-type="string" calcext:value-type="string">
            <text:p>oqaluut susaasalik</text:p>
          </table:table-cell>
          <table:table-cell table:style-name="ce5" office:value-type="string" calcext:value-type="string">
            <text:p>invites somebod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dries them (shoes, gloves) by hanging them on a r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neq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vitation (to a gathering, a party, or the lik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n invited gue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ndle on a shaf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si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hos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ss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vi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qqut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ends for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aj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owed, is arch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li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up and down on a seesa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lisaa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esaw, teeter-tot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eaker, breaking wave, breaking se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xplos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ursts it, pops it (a baloon), pops it (a louse eg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p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climbed higher, has gotten closer to the top of a mounta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pi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its it right on the top (with a projectil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reaks (of a wav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ursts, explodes, blows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il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eels satisfyingly fu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i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ull, is satisfied, is no longer hung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illar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atisfying (of foo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ill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full, gets satisfied, gets satia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ack face, face of a cli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u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dro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sup qalip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chens of the genus <text:span text:style-name="T1">Peltigera, </text:span><text:span text:style-name="T2">dog lichen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eaking wave, breaker, comb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art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ouch hole, flash pan on a musket or cannon, primer of a bullet or she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art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omb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itsivoq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lows it up, causes it to explo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lows it up, causes it to explo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a breaking sea, takes a wave that breaks over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iter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explosive, gunpowder, dynam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its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ton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itt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actices taking breaking waves in a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tuuja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ubstance that can explode, substance that is easily detona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uarp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akes a hollow sound, sonds holl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overrip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u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ve in a rock w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usu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ineshaf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eadb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nvites him/her, gives him/her an invi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nvites him/her, gives him/her an invi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ar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nvited, gets and invi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we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i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wet fe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rning star, planet Venu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sunneq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washed ashore by the wav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sunn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stes rancid, smells ranci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suppaa (qaassussivoq)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e waves cast him/her asho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ui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ocale above the arctic or antarctic circle, area where there are days when the sun doesn't ri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uitsup killeqarfi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ctic Circle, Antarctic Circle, Polar Circ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uitsup Ullori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orth Star, Polari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ggressive, bit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suttoq</text:p>
          </table:table-cell>
          <table:table-cell table:style-name="ce8" office:value-type="string" calcext:value-type="string">
            <text:p>taggit</text:p>
          </table:table-cell>
          <table:table-cell table:style-name="ce11" office:value-type="string" calcext:value-type="string">
            <text:p>predatory animal, predator</text:p>
          </table:table-cell>
          <table:table-cell table:style-name="ce13"/>
          <table:table-cell table:style-name="ce23"/>
          <table:table-cell table:style-name="ce24"/>
          <table:table-cell table:style-name="Default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one handle at the end of a harp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ig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uter garm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iguuliorpai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dresses an envelop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up all night, is awake the whole night lo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s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lies low to the gr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si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aits for morning, waits until mor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siivoq</text:p>
          </table:table-cell>
          <table:table-cell table:style-name="ce8" office:value-type="string" calcext:value-type="string">
            <text:p>oqaluut susaasalik</text:p>
          </table:table-cell>
          <table:table-cell table:style-name="ce5" office:value-type="string" calcext:value-type="string">
            <text:p>waits for morning, waits until mor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al that is caught in a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unts, fishes with nets, catches something in a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mes to, regains consciousness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<text:s/>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tusimasaqanngilaq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stupid, hasn't got a clu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v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ts surface, mountain to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ay has dawn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nvited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a </text:p>
          </table:table-cell>
          <table:table-cell table:style-name="ce8"/>
          <table:table-cell table:style-name="ce5" office:value-type="string" calcext:value-type="string">
            <text:p>southwar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pst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alaar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in an exuberant mood, are in high spiri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limbs up, goes higher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ari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improved</text:p>
          </table:table-cell>
          <table:table-cell table:style-name="ce13" office:value-type="string" calcext:value-type="string">
            <text:p>karakteerimigut qaffariarpoq </text:p>
          </table:table-cell>
          <table:table-cell table:style-name="ce12" office:value-type="string" calcext:value-type="string">
            <text:p>has improved his/her grades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ariartua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one who is continually ris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er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ve come into shallow water (of fish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ianer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ocean waves, <text:s/>swells on the oce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i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are regular swells on the sea, the sea is wav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i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urp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ffiumi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a long, regular swell at se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l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lone kaya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novice kayaker, a beinner at kayakk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r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lost his/her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s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retend kayak made of stones arranged on the gr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saaq</text:p>
          </table:table-cell>
          <table:table-cell table:style-name="ce8" office:value-type="string" calcext:value-type="string">
            <text:p>taggit</text:p>
          </table:table-cell>
          <table:table-cell table:style-name="ce12" office:value-type="string" calcext:value-type="string">
            <text:p>three-cornered h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13" office:value-type="string" calcext:value-type="string">
            <text:p>pretends to be a kayakker</text:p>
          </table:table-cell>
          <table:table-cell table:style-name="ce5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saq</text:p>
          </table:table-cell>
          <table:table-cell table:style-name="ce8" office:value-type="string" calcext:value-type="string">
            <text:p>taggit</text:p>
          </table:table-cell>
          <table:table-cell table:style-name="ce13" office:value-type="string" calcext:value-type="string">
            <text:p>model kayak</text:p>
          </table:table-cell>
          <table:table-cell table:style-name="ce12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og Labrador Tea, <text:span text:style-name="T1">Rhododendron groenlandicum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hunter who doesn't have a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died in a kayak accid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gaa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reats it gently because it is delicate or frag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luk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novice at kayakk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his/her own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nnaa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ough, is soli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nna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<text:s/>secures it, makes it t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nnaars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ecures it, makes it t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ragile, is delicate, is weakly buil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q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one is out kayakking wi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qq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n accomplished kayak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a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overeat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no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mi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ayak knif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n accompanying kayak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t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activity of kayakk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kayakking, is paddling a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tu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way on a lengthy hunting trip by kaya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tu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carrying him/her over on the back of the kaya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tuu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ecial white anorak for use in a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ruj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out kayakking for pleas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ssuaa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haves violent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ssu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areful, is cautious, is gent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ssu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careful with it, treats him/her/it gent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avik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is a first-rate kayakker, is an outstnding kayak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oq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so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orlak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scum or fat on the top of so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orlak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Red Knot, a wading bird, <text:span text:style-name="T1">Calidris canutu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laat </text:p>
          </table:table-cell>
          <table:table-cell table:style-name="ce8" office:value-type="string" calcext:value-type="string">
            <text:p>taggit qasseersiut</text:p>
          </table:table-cell>
          <table:table-cell table:style-name="ce14" office:value-type="string" calcext:value-type="string">
            <text:p>seal soup made with crowberri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uppaavoq </text:p>
          </table:table-cell>
          <table:table-cell table:style-name="ce8" office:value-type="string" calcext:value-type="string">
            <text:p>oqaluut susaatsoq</text:p>
          </table:table-cell>
          <table:table-cell table:style-name="ce14" office:value-type="string" calcext:value-type="string">
            <text:p>has died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upp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rrel stave used as a ski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usaa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owder, talcu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u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heat flou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usias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he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juu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oking spoon, lad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kku(a)</text:p>
          </table:table-cell>
          <table:table-cell table:style-name="ce8"/>
          <table:table-cell table:style-name="ce5" office:value-type="string" calcext:value-type="string">
            <text:p>those inside (said when outside), those outside (said when inside), those in the next roo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kku(a)</text:p>
          </table:table-cell>
          <table:table-cell table:style-name="ce8"/>
          <table:table-cell table:style-name="ce5" office:value-type="string" calcext:value-type="string">
            <text:p>those in the s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ale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oiling poi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ass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boils it (clothes), sterilizes it by boi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a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oils it (clothes), sterilizes it by boi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immer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gasu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ooks it in a hurry by boi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k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bubble, in boiling liqui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li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ubb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li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ubb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ubb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flat stomach, his/her belly is conc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oiling, is cooked by having been boi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cks his/he stomach 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rl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just cooked, freshly bak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avel, belly butt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se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North Pol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simik anillatto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mbilical herni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sius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hirlpoo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s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vomits from cough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at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mes quickly to a boi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atsu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a long time to boi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bbon for decorating packag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qu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illow case, comforter cover, duvet co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a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reenland halibut, <text:span text:style-name="T1">Reinhardtius hippoglossoide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arpaulin, fly she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iiaar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in layers, are layered, are stacked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iia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tack, neatly piled group of th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ii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lying one ver the o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iis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neat stack of th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ir ribb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uall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hellf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er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hell, carap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ia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ablecloth</text:p>
          </table:table-cell>
          <table:table-cell table:style-name="ce13" office:value-type="string" calcext:value-type="string">
            <text:p>nerriviup qalia </text:p>
          </table:table-cell>
          <table:table-cell table:style-name="ce24" office:value-type="string" calcext:value-type="string">
            <text:p>tablecloth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aa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wning</text:p>
          </table:table-cell>
          <table:table-cell table:style-name="ce13"/>
          <table:table-cell table:style-name="ce24"/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ap teqqiaas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oof gutter</text:p>
          </table:table-cell>
          <table:table-cell table:style-name="ce13"/>
          <table:table-cell table:style-name="ce24"/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oof </text:p>
          </table:table-cell>
          <table:table-cell table:style-name="ce13"/>
          <table:table-cell table:style-name="ce24"/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ipaa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chens (on the rocks)</text:p>
          </table:table-cell>
          <table:table-cell table:style-name="ce13" office:value-type="string" calcext:value-type="string">
            <text:p>qaarsup qalipaa </text:p>
          </table:table-cell>
          <table:table-cell table:style-name="ce24" office:value-type="string" calcext:value-type="string">
            <text:p>lichens on the rocks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j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trips it, removes the outer layer from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si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aintbru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ainter, painted by (in caption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lor, paintwork, color of the rainb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 ilorl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rimer pai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 imilerta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atercol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 uulia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il paint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aarlu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paint on onesel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igis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with a pretty color, something brightly color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tinut arrorsaa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aint remover, paint thinn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aints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paint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nd, crus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kkanik saqqummersits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xhibition of paint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k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elings, crusts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aavoq</text:p>
          </table:table-cell>
          <table:table-cell table:style-name="ce9" office:value-type="string" calcext:value-type="string">
            <text:p>oqaluut susalik</text:p>
          </table:table-cell>
          <table:table-cell table:style-name="ce14" office:value-type="string" calcext:value-type="string">
            <text:p>pain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ipappaa </text:p>
          </table:table-cell>
          <table:table-cell table:style-name="ce8" office:value-type="string" calcext:value-type="string">
            <text:p>oqaluut susalik</text:p>
          </table:table-cell>
          <table:table-cell table:style-name="ce14" office:value-type="string" calcext:value-type="string">
            <text:p>paint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pp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a membrane forming, there is an organic coating forming on o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ss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allpap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iss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ift wrapping pap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a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cold easily, cannot take cold wea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a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gins to boi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one on top, the topmost 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ab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eqqissarpai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repeats his/her words to emphasize</text:p>
          </table:table-cell>
          <table:table-cell table:style-name="ce13" office:value-type="string" calcext:value-type="string">
            <text:p>oqaatsini qalleqqissarpai </text:p>
          </table:table-cell>
          <table:table-cell table:style-name="ce24" office:value-type="string" calcext:value-type="string">
            <text:p>repeats hinself/herself for emphasis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eraa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ile themselves up on top of one another, arrange themselves in a p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iivoq</text:p>
          </table:table-cell>
          <table:table-cell table:style-name="ce9" office:value-type="string" calcext:value-type="string">
            <text:p>oqaluut susaatsoq</text:p>
          </table:table-cell>
          <table:table-cell table:style-name="ce14" office:value-type="string" calcext:value-type="string">
            <text:p>covers, clads, surfaces, coa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overs it, clads it, surfaces it, coat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e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ies down on top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e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ts a second coat of paint o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er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vercoat, outerwe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ersug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eats Danish openface sandwiches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ersukk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Danish openface sandwich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ersuutissaq</text:p>
          </table:table-cell>
          <table:table-cell table:style-name="ce9" office:value-type="string" calcext:value-type="string">
            <text:p>taggit</text:p>
          </table:table-cell>
          <table:table-cell table:style-name="ce5" office:value-type="string" calcext:value-type="string">
            <text:p>topping for Danish openface sandwich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i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sore has scabbed o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iun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ust have his/her way, won't take no for an answ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i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laces it on the very to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uter seam on the skin of a kayak or umi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iivoq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ew an outer seam on the skin of a kayak or umi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clos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or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crawling up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yebr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merng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Danish food, European f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mern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Danish food, European f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D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 Nunaat </text:p>
          </table:table-cell>
          <table:table-cell table:style-name="ce8" office:value-type="string" calcext:value-type="string">
            <text:p>stednavn</text:p>
          </table:table-cell>
          <table:table-cell table:style-name="ce5" office:value-type="string" calcext:value-type="string">
            <text:p>Denmar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 oqaasii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e Danish langua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o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nish (as a subject in school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eaks Dan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oor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y are taking Danish (in school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sia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e Norsemen in Green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siaqarfik kujalleq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The Southern Norsemen area in Greenland</text:p>
          </table:table-cell>
          <table:table-cell table:style-name="ce13"/>
          <table:table-cell table:style-name="ce23"/>
          <table:table-cell table:style-name="ce14" office:value-type="string" calcext:value-type="string">
            <text:p>The Norse colony located in the deep fjords in the Kujalleq Muniaipality, South Greenland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siaqarfik avannarleq </text:p>
          </table:table-cell>
          <table:table-cell table:style-name="ce8"/>
          <table:table-cell table:style-name="ce14" office:value-type="string" calcext:value-type="string">
            <text:p>The Northern Norsemen area in Greenland</text:p>
          </table:table-cell>
          <table:table-cell table:style-name="ce13"/>
          <table:table-cell table:style-name="ce23"/>
          <table:table-cell table:style-name="ce1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atut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in Danish</text:p>
          </table:table-cell>
          <table:table-cell table:style-name="ce20" office:value-type="string" calcext:value-type="string">
            <text:p>qallunaatut oqaluttarpoq </text:p>
          </table:table-cell>
          <table:table-cell table:style-name="ce14" office:value-type="string" calcext:value-type="string">
            <text:p>speaks Danish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unarn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foreign taste, has a foreign sme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as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haves in a Danish way, does something typical of Dan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ner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ants verymuch to fit in with the Dan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nn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ravels to a Danish trading place with the intention of shopp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pi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ea aroung the coronary arteri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coops something up with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lussivoq</text:p>
          </table:table-cell>
          <table:table-cell table:style-name="ce9" office:value-type="string" calcext:value-type="string">
            <text:p>oqaluut susaasalik</text:p>
          </table:table-cell>
          <table:table-cell table:style-name="ce14" office:value-type="string" calcext:value-type="string">
            <text:p>scoops something up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dle, scoop, bail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lut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water or snow up over the top of ones footwe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oorpoq </text:p>
          </table:table-cell>
          <table:table-cell table:style-name="ce8" office:value-type="string" calcext:value-type="string">
            <text:p>oqaluut susaatsoq</text:p>
          </table:table-cell>
          <table:table-cell table:style-name="ce14" office:value-type="string" calcext:value-type="string">
            <text:p>scoops something up</text:p>
          </table:table-cell>
          <table:table-cell table:style-name="ce21" office:value-type="string" calcext:value-type="string">
            <text:p>ammassanik qaloorpoq</text:p>
          </table:table-cell>
          <table:table-cell table:style-name="ce25" office:value-type="string" calcext:value-type="string">
            <text:p>catches capelin<text:span text:style-name="T1"> </text:span><text:span text:style-name="T2">by scooping them up, scoops capelin</text:span>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oorivoq</text:p>
          </table:table-cell>
          <table:table-cell table:style-name="ce9" office:value-type="string" calcext:value-type="string">
            <text:p>oqaluut susaasalik</text:p>
          </table:table-cell>
          <table:table-cell table:style-name="ce14" office:value-type="string" calcext:value-type="string">
            <text:p>scoops something up</text:p>
          </table:table-cell>
          <table:table-cell table:style-name="ce21" office:value-type="string" calcext:value-type="string">
            <text:p>aningaasanik qaloorivoq</text:p>
          </table:table-cell>
          <table:table-cell table:style-name="ce25" office:value-type="string" calcext:value-type="string">
            <text:p>earns a lot of money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oqqa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values him/her/it, would hate to be without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orng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at from boiled sea birds</text:p>
          </table:table-cell>
          <table:table-cell table:style-name="ce13"/>
          <table:table-cell table:style-name="ce23"/>
          <table:table-cell table:style-name="ce24" office:value-type="string" calcext:value-type="string">
            <text:p>nagg qalune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or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nc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excited about his/her vis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s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ladles it up, scoops it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lu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adles it up, scoops it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g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hale l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gi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nce, spe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oncave, is bowed inwar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rd, fat from so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ser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ntinually takes on water (of a boa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device for scooping up "ammassat", capelin, <text:span text:style-name="T1">Mallotus villosus, 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bird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dle, sp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lutaatee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easp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ame animal one is lying in wait f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ar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lying in wait fo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lace beneath a waterfall where the river widens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ni</text:p>
          </table:table-cell>
          <table:table-cell table:style-name="ce8"/>
          <table:table-cell table:style-name="ce5" office:value-type="string" calcext:value-type="string">
            <text:p>out there (said when inside), in there (said when outside), in the next roo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nnga</text:p>
          </table:table-cell>
          <table:table-cell table:style-name="ce8"/>
          <table:table-cell table:style-name="ce5" office:value-type="string" calcext:value-type="string">
            <text:p>from out there (said when inside), from in there (said when outside), from the next roo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nnga pisumik </text:p>
          </table:table-cell>
          <table:table-cell table:style-name="ce8"/>
          <table:table-cell table:style-name="ce5" office:value-type="string" calcext:value-type="string">
            <text:p>deeply felt, hearti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sut </text:p>
          </table:table-cell>
          <table:table-cell table:style-name="ce8" office:value-type="string" calcext:value-type="string">
            <text:p>taggit qasseersiut</text:p>
          </table:table-cell>
          <table:table-cell table:style-name="ce14" office:value-type="string" calcext:value-type="string">
            <text:p>the constellation Cygnus</text:p>
          </table:table-cell>
          <table:table-cell table:style-name="ce13"/>
          <table:table-cell table:style-name="ce23"/>
          <table:table-cell table:style-name="ce27" office:value-type="string" calcext:value-type="string">
            <text:p>ullorissanut taaguut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lying in wait for him/her/i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out hunting in a kayak, is waiting for something to show up, is lying in wa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innga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ld eskimo habit of putting out the lamps in a house in order to have sex with unseen partn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in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put out (of a light), is dark, is unl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its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extinguishes it, puts it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m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extinguishes it, puts it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out, is extinguished (of a ligh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itsaali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carefulk to see that the flame does not go out, keeps the flame bur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itsi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ndle snuff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ma </text:p>
          </table:table-cell>
          <table:table-cell table:style-name="ce8"/>
          <table:table-cell table:style-name="ce5" office:value-type="string" calcext:value-type="string">
            <text:p>in the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ma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lace where one lies in wa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m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illed to the brim, is topped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mui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didn't amount to anything, it didn't work out, he/she didn't amount to mu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nga </text:p>
          </table:table-cell>
          <table:table-cell table:style-name="ce8"/>
          <table:table-cell table:style-name="ce5" office:value-type="string" calcext:value-type="string">
            <text:p>into i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ser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es to his/her sled, makes his/her sled read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s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uilds a s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si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his/her sled with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aasa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model s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aasa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hooting sled (used for seal hunting on the ic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eral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nowmob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<text:s/>drives a sled, drives a c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ler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ires a can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an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ires a can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litt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nonade, canon salu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nik sisorarpoq </text:p>
          </table:table-cell>
          <table:table-cell table:style-name="ce8" office:value-type="string" calcext:value-type="string">
            <text:p>oqaluut susaatsoq</text:p>
          </table:table-cell>
          <table:table-cell table:style-name="ce14" office:value-type="string" calcext:value-type="string">
            <text:p>is sledding, (with a bobsled, toboggon, or the lik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t aputisi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now mob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tit assakaasull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automobile, wheeled vehic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muuna </text:p>
          </table:table-cell>
          <table:table-cell table:style-name="ce8"/>
          <table:table-cell table:style-name="ce14" office:value-type="string" calcext:value-type="string">
            <text:p>in through there, out through the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dge pole of a t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all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type of edible seawe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a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rip of wood or other material dividing a window into separate panes, munt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eris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fter-dinner tre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eri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cts as a medium at a sé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ersoriaq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harmonica, mouth org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</text:p>
          </table:table-cell>
          <table:table-cell table:style-name="ce8"/>
          <table:table-cell table:style-name="ce5" office:value-type="string" calcext:value-type="string">
            <text:p>when (in the pas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</text:p>
          </table:table-cell>
          <table:table-cell table:style-name="ce8"/>
          <table:table-cell table:style-name="ce5" office:value-type="string" calcext:value-type="string">
            <text:p>a long time ago, in the old day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ammat </text:p>
          </table:table-cell>
          <table:table-cell table:style-name="ce8"/>
          <table:table-cell table:style-name="ce5" office:value-type="string" calcext:value-type="string">
            <text:p>then (in the past), at that tim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aneru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arlier, at a previous ti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li </text:p>
          </table:table-cell>
          <table:table-cell table:style-name="ce8"/>
          <table:table-cell table:style-name="ce14" office:value-type="string" calcext:value-type="string">
            <text:p>a long time ag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ligami </text:p>
          </table:table-cell>
          <table:table-cell table:style-name="ce8"/>
          <table:table-cell table:style-name="ce12" office:value-type="string" calcext:value-type="string">
            <text:p>much earlier, quite a while ag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limi takunarmat </text:p>
          </table:table-cell>
          <table:table-cell table:style-name="ce8"/>
          <table:table-cell table:style-name="ce5" office:value-type="string" calcext:value-type="string">
            <text:p>it's been a long time since we've seen eacho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limitaava </text:p>
          </table:table-cell>
          <table:table-cell table:style-name="ce8"/>
          <table:table-cell table:style-name="ce5" office:value-type="string" calcext:value-type="string">
            <text:p>that certainly was a long time ag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maanna? </text:p>
          </table:table-cell>
          <table:table-cell table:style-name="ce8"/>
          <table:table-cell table:style-name="ce5" office:value-type="string" calcext:value-type="string">
            <text:p>now, how long ago was that, do you recall when that wa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n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from long ago, something old fashioned, an anti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nng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at was a long time ag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nng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ead and g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nga pisoq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past tense, past</text:p>
          </table:table-cell>
          <table:table-cell table:style-name="ce13"/>
          <table:table-cell table:style-name="ce23"/>
          <table:table-cell table:style-name="ce27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rsuaq </text:p>
          </table:table-cell>
          <table:table-cell table:style-name="ce8" office:value-type="string" calcext:value-type="string">
            <text:p>oqaaseeraq</text:p>
          </table:table-cell>
          <table:table-cell table:style-name="ce5" office:value-type="string" calcext:value-type="string">
            <text:p>a long time ago, in the old day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aarp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ounds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a cavern down bel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overs in the air, glides through the 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sersim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ve in a rock w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siaq </text:p>
          </table:table-cell>
          <table:table-cell table:style-name="ce8"/>
          <table:table-cell table:style-name="ce5" office:value-type="string" calcext:value-type="string">
            <text:p>some time ago, several years ago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eks shelter in a c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ve in a rock f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at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to the air, takes o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g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orther's son or daugh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ginerpaa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e nearest one, the closest on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g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lati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now that's floating dow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nowfla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l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meek and m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llatt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ets nearer to it, gets closer to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llattu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rings it closer to its destin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l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lose by, has gotten clos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nim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olerates cold, doesn't feel the co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man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e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manartoq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fe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cold easily, doesn't tolerate cold we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m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ooks at him/her/it up close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m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p cl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nng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atches him/her red hand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nng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ys close, stays ne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nni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ircles him/her, is infatuated with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u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follows him/her part of the 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ni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ollows him/her part of the 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pal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will eat anything, someone who likes all kinds of f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locaed close to it, is right nearb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mminent, is upcoming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nis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uins (his/her health)</text:p>
          </table:table-cell>
          <table:table-cell table:style-name="ce13" office:value-type="string" calcext:value-type="string">
            <text:p>imminut qanisarpoq </text:p>
          </table:table-cell>
          <table:table-cell table:style-name="ce24" office:value-type="string" calcext:value-type="string">
            <text:p>ruins his/her health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lative family member</text:p>
          </table:table-cell>
          <table:table-cell table:style-name="ce13"/>
          <table:table-cell table:style-name="ce24"/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niti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inds himself/herself suddenly very near to (a seal), he has it (a seal) turn up right by him/her</text:p>
          </table:table-cell>
          <table:table-cell table:style-name="ce13" office:value-type="string" calcext:value-type="string">
            <text:p>puisi qanitippaa </text:p>
          </table:table-cell>
          <table:table-cell table:style-name="ce24" office:value-type="string" calcext:value-type="string">
            <text:p>finds himself/herself suddenly very near to a seal, he has a seal turn up right by him/her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ttukkut</text:p>
          </table:table-cell>
          <table:table-cell table:style-name="ce8"/>
          <table:table-cell table:style-name="ce5" office:value-type="string" calcext:value-type="string">
            <text:p>a little while ago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ittukkut</text:p>
          </table:table-cell>
          <table:table-cell table:style-name="ce8"/>
          <table:table-cell table:style-name="ce5" office:value-type="string" calcext:value-type="string">
            <text:p>in the near future, in a short wh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niv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ollows him/her part of the 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a</text:p>
          </table:table-cell>
          <table:table-cell table:style-name="ce8"/>
          <table:table-cell table:style-name="ce5" office:value-type="string" calcext:value-type="string">
            <text:p>there, in the s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a</text:p>
          </table:table-cell>
          <table:table-cell table:style-name="ce8"/>
          <table:table-cell table:style-name="ce5" office:value-type="string" calcext:value-type="string">
            <text:p>the one who is inside (when said outside), the one who is outside (when said inside), the one in the next roo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's snow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g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oars, rumbles, shoo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g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runk, is inebriated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gu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nor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gu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's rumbling, there's a loud hollow s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nili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t started snowing while he was …, he/she was taken by surprise by the sn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 igaajuk?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w do you feel about that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 piv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at has happened to him/her/it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 pivaa?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hat did he/she do with with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? </text:p>
          </table:table-cell>
          <table:table-cell table:style-name="ce8"/>
          <table:table-cell table:style-name="ce5" office:value-type="string" calcext:value-type="string">
            <text:p>How? How's that? What did you say?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-aa? </text:p>
          </table:table-cell>
          <table:table-cell table:style-name="ce8" office:value-type="string" calcext:value-type="string">
            <text:p>oqaluut susaatsoq</text:p>
          </table:table-cell>
          <table:table-cell table:style-name="ce14" office:value-type="string" calcext:value-type="string">
            <text:p>What did you say? Come aga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-ipp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ow is he/she/it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-ippit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ow are you? How are you doing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q-issu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tuation, condi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rmitaava ipp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ow do you think he/she is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rmitaava oqassav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at do you imagine he will say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rooq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at did he/she say? What’s new?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nortoq </text:p>
          </table:table-cell>
          <table:table-cell table:style-name="ce8"/>
          <table:table-cell table:style-name="ce5" office:value-type="string" calcext:value-type="string">
            <text:p>if only, would it were, I wish …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angii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n't showed up at something, hasn't turned up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era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ngles into the water (of a rope or lin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er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ngles into the water (of a rope or lin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ivoq</text:p>
          </table:table-cell>
          <table:table-cell table:style-name="ce9" office:value-type="string" calcext:value-type="string">
            <text:p>oqaluut susaatsoq</text:p>
          </table:table-cell>
          <table:table-cell table:style-name="ce14" office:value-type="string" calcext:value-type="string">
            <text:p>cuts her/his/its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p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uts his/her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erraa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nplaned, unsmooth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errak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ood shavings made with a pl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litt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ins a skin by scraping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f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working ben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f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rping board used in thinning skins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lanes it (woo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crapes it (skin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pai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huffles them (card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lanes 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crapes skin(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isappears <text:s/>behind a wave, disapears under the horiz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 pl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ut listiliu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lding pl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ut siuliisi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 pl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iut siulit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moothing pl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unchback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a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ouches, is stooped o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urls up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i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puts yeast i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pp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ts yeast i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ermenting, is bubbling due to fermen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dg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i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ermen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oams, froths, ferments, is frothing at the m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isappears under the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putig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a spirited discussion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am, fro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yea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oams, froth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discussing it loudly, are having a shouting mat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usa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nish twice-baked bisquit usualy eaten with koldskål, a dairy prepar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usal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ith foam</text:p>
          </table:table-cell>
          <table:table-cell table:style-name="ce13" office:value-type="string" calcext:value-type="string">
            <text:p>qatserut qapuusalik </text:p>
          </table:table-cell>
          <table:table-cell table:style-name="ce24" office:value-type="string" calcext:value-type="string">
            <text:p>foam fire extinguisher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u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zweiback, toasted biscu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puu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amlike materia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ajar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landers him/her behind his/her back, makes fun of him/her out of earsho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oves his/her head from side to side (of a child hearing a melody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eqqaq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ackles (of a ptarmiga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erlue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uts off its tail (in a fish factory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erl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nderside of the jaw, underside of the ch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4"/>
          <table:table-cell table:style-name="ce5" office:value-type="string" calcext:value-type="string">
            <text:p>sa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aqerl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hinpiece of an anor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ern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ranci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er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eyes are painful from smo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iffi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ow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ilerpaa </text:p>
          </table:table-cell>
          <table:table-cell table:style-name="ce8" office:value-type="string" calcext:value-type="string">
            <text:p>oqaluut susalik</text:p>
          </table:table-cell>
          <table:table-cell table:style-name="ce14" office:value-type="string" calcext:value-type="string">
            <text:p>rakes it, pulls things out of it with a ra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ilerivoq</text:p>
          </table:table-cell>
          <table:table-cell table:style-name="ce9" office:value-type="string" calcext:value-type="string">
            <text:p>oqaluut susaasalik</text:p>
          </table:table-cell>
          <table:table-cell table:style-name="ce14" office:value-type="string" calcext:value-type="string">
            <text:p>rakes it, pulls things out of it with a ra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il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replace ra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ippaa </text:p>
          </table:table-cell>
          <table:table-cell table:style-name="ce8" office:value-type="string" calcext:value-type="string">
            <text:p>oqaluut susalik</text:p>
          </table:table-cell>
          <table:table-cell table:style-name="ce14" office:value-type="string" calcext:value-type="string">
            <text:p>picks it up, (e.g., from the floor to the table), pulls it up, (e.g., from the sea into the boa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itsivoq</text:p>
          </table:table-cell>
          <table:table-cell table:style-name="ce9" office:value-type="string" calcext:value-type="string">
            <text:p>oqaluut susaasalik</text:p>
          </table:table-cell>
          <table:table-cell table:style-name="ce14" office:value-type="string" calcext:value-type="string">
            <text:p>picks it up, pulls it up</text:p>
          </table:table-cell>
          <table:table-cell table:style-name="ce21" office:value-type="string" calcext:value-type="string">
            <text:p>natermit qaqippaa, immamit qaqippaa</text:p>
          </table:table-cell>
          <table:table-cell table:style-name="ce26" office:value-type="string" calcext:value-type="string">
            <text:p>picks it up from the floor, pulls it up from the sea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i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ranport their equipment to the hunting place (of caribou hunter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i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asses a test or exa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pstart, parvenu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reached its to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reached the top of something, is standing upn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n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me, hoarfro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niku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een passed up, has been skipped, has been overlook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wh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a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saa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oap powder, soap flak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hitewashe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hite animal</text:p>
          </table:table-cell>
          <table:table-cell table:style-name="ce13" office:value-type="string" calcext:value-type="string">
            <text:p>qilalugaq qaqortaq, terianniaq qaqortaq </text:p>
          </table:table-cell>
          <table:table-cell table:style-name="ce24" office:value-type="string" calcext:value-type="string">
            <text:p>beluga whale, white fox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eqqa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r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eqqasut tukaallaannakk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long grain rice cooked so that the grains are separa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wh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ualu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dandruf flak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u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lpine mouse-ear, alpine chickweed, <text:span text:style-name="T1">Cerastium fontanum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u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hite bread, French bre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ortuli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wearing a white anor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ajun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noll, hillo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untain, pe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aqqal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an't keep the news a secret, spreads the wor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asio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untain climb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asun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noll, hillo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to a high vantage point to keep wat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iv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gotten to its top, is standing on top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o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pure white, is snow wh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q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racks it with his/her tee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quivoq</text:p>
          </table:table-cell>
          <table:table-cell table:style-name="ce9" office:value-type="string" calcext:value-type="string">
            <text:p>oqaluut susaasalik</text:p>
          </table:table-cell>
          <table:table-cell table:style-name="ce5" office:value-type="string" calcext:value-type="string">
            <text:p>cracks it with his/her tee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q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bitten it (an animal or a child to death (of a do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qquivoq</text:p>
          </table:table-cell>
          <table:table-cell table:style-name="ce9" office:value-type="string" calcext:value-type="string">
            <text:p>oqaluut susaasalik</text:p>
          </table:table-cell>
          <table:table-cell table:style-name="ce5" office:value-type="string" calcext:value-type="string">
            <text:p>has bitten it (an animal or a child to death (of a do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orta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ortarissanut qaqqortaa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nutcrac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ed boiled seal li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uar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hide that, after washing, is being dried outside with the underside up in order to express the f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ul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runches something between the tee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u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hews something with a creaking s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q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come up with it, has taken it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gorsuarmut </text:p>
          </table:table-cell>
          <table:table-cell table:style-name="ce8"/>
          <table:table-cell table:style-name="ce5" office:value-type="string" calcext:value-type="string">
            <text:p>a long time from now, far in the fut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gu </text:p>
          </table:table-cell>
          <table:table-cell table:style-name="ce8"/>
          <table:table-cell table:style-name="ce5" office:value-type="string" calcext:value-type="string">
            <text:p>when (in the futur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guluunniit </text:p>
          </table:table-cell>
          <table:table-cell table:style-name="ce8"/>
          <table:table-cell table:style-name="ce5" office:value-type="string" calcext:value-type="string">
            <text:p>some time in future, whenever in future, sometime in the fut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gumulluunniit</text:p>
          </table:table-cell>
          <table:table-cell table:style-name="ce8"/>
          <table:table-cell table:style-name="ce5" office:value-type="string" calcext:value-type="string">
            <text:p>never/ever</text:p>
          </table:table-cell>
          <table:table-cell table:style-name="ce13" office:value-type="string" calcext:value-type="string">
            <text:p>qaqugumulluunniit puigussanngilara </text:p>
          </table:table-cell>
          <table:table-cell table:style-name="ce24" office:value-type="string" calcext:value-type="string">
            <text:p>I'll never forget him/her/it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guuna</text:p>
          </table:table-cell>
          <table:table-cell table:style-name="ce8"/>
          <table:table-cell table:style-name="ce5" office:value-type="string" calcext:value-type="string">
            <text:p>if only soon</text:p>
          </table:table-cell>
          <table:table-cell table:style-name="ce13" office:value-type="string" calcext:value-type="string">
            <text:p>qaquguuna tikissava </text:p>
          </table:table-cell>
          <table:table-cell table:style-name="ce24" office:value-type="string" calcext:value-type="string">
            <text:p>if only he/she/it would get here soon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j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le eid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lluk </text:p>
          </table:table-cell>
          <table:table-cell table:style-name="ce8" office:value-type="string" calcext:value-type="string">
            <text:p>taggit</text:p>
          </table:table-cell>
          <table:table-cell table:style-name="ce15" office:value-type="string" calcext:value-type="string">
            <text:p>Northern Fulmar, <text:span text:style-name="T1">Fulmarus glaciali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nn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me, hoarfro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ssoqq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hite anorak worn in the kaya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tig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nfrequent, is ra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tigoo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rare, something unusu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tiguinnaq </text:p>
          </table:table-cell>
          <table:table-cell table:style-name="ce8"/>
          <table:table-cell table:style-name="ce5" office:value-type="string" calcext:value-type="string">
            <text:p>only rare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tigut </text:p>
          </table:table-cell>
          <table:table-cell table:style-name="ce8"/>
          <table:table-cell table:style-name="ce5" office:value-type="string" calcext:value-type="string">
            <text:p>seldom, rare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tigut tamaana </text:p>
          </table:table-cell>
          <table:table-cell table:style-name="ce8"/>
          <table:table-cell table:style-name="ce5" office:value-type="string" calcext:value-type="string">
            <text:p>once in a while, infrequent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qutikkut </text:p>
          </table:table-cell>
          <table:table-cell table:style-name="ce8"/>
          <table:table-cell table:style-name="ce5" office:value-type="string" calcext:value-type="string">
            <text:p>seldo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waves are breaking on the sho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jalliv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llows it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jall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de room in a traditional Greenlandic 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j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ve, room-like space surrounded roc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j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y surrounded by mountain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j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de room in a traditional Greenlandic 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saa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mputer, computer termainal, personal compu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saasiaq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mputer center, IT Center, Greenland Statistics/Q-DAT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a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s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good head on his shoulders, is very intellig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sar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uses his/her head, makes use of his/her intellige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ssiv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llows it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tsakkut aanaarto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erebral hemorrhage, stroke due to bleeding bleeding in the brain, hemorrhagic stro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tsakkut sajuppilla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ncuss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tsamigut aanaart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hemorrhagic strok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atse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ck of the head just above the ne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not wearing pants, is bare legg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ants, trous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ng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off his/her pan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ppa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now pants, wind pants (made of sealskin without the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ts his/her pants 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s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abric for pan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ws a new pair of pan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alls , chirps, sings (of a bir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or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ind instrument, trump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ortaat sanimoorta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lu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or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lays a wind instrument, plays the trump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oruj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(of a whal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aa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p of a bucket or pai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allanngila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oesn't make a sound, doen't say a wor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ring that the net for catching fish or birds is attach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isa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alls a seal nearer with special sounds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l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innies (of a hors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u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vocalizations of a bird or anim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utitoor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itter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luutitoo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rane (bird in the clade <text:span text:style-name="T1">Gruidae</text:span><text:span text:style-name="T2">)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maa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ick layer, stone mas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ma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xterior wall, brick or stone wall, aan area enclosed by a w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m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ick, stone and mortal comprising a w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m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alls it up, encloses it with a w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m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alls it up, encloses it with a w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masis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i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ng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s/her mouth</text:p>
          </table:table-cell>
          <table:table-cell table:style-name="ce13"/>
          <table:table-cell table:style-name="ce23"/>
          <table:table-cell table:style-name="ce24" office:value-type="string" calcext:value-type="string">
            <text:p>nagg qane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ngup im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uthfu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rak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that is punctured, something that has popp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r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t was morning before he/she …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d-throated loon, <text:span text:style-name="T1">Gavia stellata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r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rneri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nbleached musl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comes bleached, blanches (of a person), grows <text:s/>pa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r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shhook, fishing l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r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oks it (a fish), catches it (a fish) on a hoo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r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lds closed with a hook and ey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ors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ook for keeping something clos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a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ours over the gunwales into a boat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l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quiver (for arrow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pale, is fad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p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cts in a superficial way, is careles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s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ails across it, flies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ails across it, flies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s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ills over the top it, overtops it (of a river, lake 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pills over the top it, overtops it (of a river, lake 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sung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lies straight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sung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hoots a little high of the targ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t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anks</text:p>
          </table:table-cell>
          <table:table-cell table:style-name="ce13" office:value-type="string" calcext:value-type="string">
            <text:p>kuuk qarsutsivoq </text:p>
          </table:table-cell>
          <table:table-cell table:style-name="ce24" office:value-type="string" calcext:value-type="string">
            <text:p>the river overflows its banks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presentation of an arrow (e.g., on a shiel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suus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quiver (for arrow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rtor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ursts, collaps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een skrubbed cle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ag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doesn't think he/she is good enough, finds him/her unsuited to the tas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ar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omach of a rumina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nippoq </text:p>
          </table:table-cell>
          <table:table-cell table:style-name="ce8" office:value-type="string" calcext:value-type="string">
            <text:p>oqaluut susaatsot</text:p>
          </table:table-cell>
          <table:table-cell table:style-name="ce5" office:value-type="string" calcext:value-type="string">
            <text:p>turns gr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er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urns gray</text:p>
          </table:table-cell>
          <table:table-cell table:style-name="ce13"/>
          <table:table-cell table:style-name="ce23"/>
          <table:table-cell table:style-name="ce24" office:value-type="string" calcext:value-type="string">
            <text:p>tak: qiinippo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e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r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ray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g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rbor seal, <text:span text:style-name="T1">Phoca vitulina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gia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ull grown harbor seal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giin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year-old harbor se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oduces a burning sensation, st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sharp taste, burns the tongu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litsul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pper sha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lit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epp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oduces a burning sensation, st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il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gins to burn the m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slack (e.g. of a rope or spr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oqq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ired, is exhaus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orp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tire, gives the impression of being tir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alitt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emoves the remnants of fat from the inside of a sk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emoves the fat from it (a sealski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removes the fat from it (a sealski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deep, melodious vo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eeriarluni </text:p>
          </table:table-cell>
          <table:table-cell table:style-name="ce8" office:value-type="string" calcext:value-type="string">
            <text:p>oqaluut</text:p>
          </table:table-cell>
          <table:table-cell table:style-name="ce5" office:value-type="string" calcext:value-type="string">
            <text:p>does something many times, does something oft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eer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oes soemthing many times, does something oft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eers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lural, plural for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eraarpit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ow many did you catch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eriarluni</text:p>
          </table:table-cell>
          <table:table-cell table:style-name="ce8" office:value-type="string" calcext:value-type="string">
            <text:p>oqaluut</text:p>
          </table:table-cell>
          <table:table-cell table:style-name="ce5" office:value-type="string" calcext:value-type="string">
            <text:p>several times</text:p>
          </table:table-cell>
          <table:table-cell table:style-name="ce13" office:value-type="string" calcext:value-type="string">
            <text:p>qasseriarluni oqarnerpoq </text:p>
          </table:table-cell>
          <table:table-cell table:style-name="ce23" office:value-type="string" calcext:value-type="string">
            <text:p>have said many times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ts a skin on the sleeping platform as an lower lay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uit and Yupik ceremonial 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low area in a range of hil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at</text:p>
          </table:table-cell>
          <table:table-cell table:style-name="ce8"/>
          <table:table-cell table:style-name="ce5" office:value-type="string" calcext:value-type="string">
            <text:p>What’s today’s date</text:p>
          </table:table-cell>
          <table:table-cell table:style-name="ce13" office:value-type="string" calcext:value-type="string">
            <text:p>ullumi qassiat? </text:p>
          </table:table-cell>
          <table:table-cell table:style-name="ce24" office:value-type="string" calcext:value-type="string">
            <text:p>What's today's date?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iliuu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alks far too much about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i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ny, a number o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kattanngu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very fe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liiv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ow old is he/she going to be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lying on the ice, is lying on the land (of a sea mammal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miuaar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y r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nik </text:p>
          </table:table-cell>
          <table:table-cell table:style-name="ce8"/>
          <table:table-cell table:style-name="ce5" office:value-type="string" calcext:value-type="string">
            <text:p>how man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nngorneru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at day of the week is it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nngorpa?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at time is it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nut? </text:p>
          </table:table-cell>
          <table:table-cell table:style-name="ce8"/>
          <table:table-cell table:style-name="ce5" office:value-type="string" calcext:value-type="string">
            <text:p>when? what time?(in the futur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ssaa </text:p>
          </table:table-cell>
          <table:table-cell table:style-name="ce8"/>
          <table:table-cell table:style-name="ce5" office:value-type="string" calcext:value-type="string">
            <text:p>how many times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ssu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everal, so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ssunngu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very fe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it? </text:p>
          </table:table-cell>
          <table:table-cell table:style-name="ce8"/>
          <table:table-cell table:style-name="ce5" office:value-type="string" calcext:value-type="string">
            <text:p>how many?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s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urn it (the heat, the flame) dow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ssuivoq</text:p>
          </table:table-cell>
          <table:table-cell table:style-name="ce9" office:value-type="string" calcext:value-type="string">
            <text:p>oqaluut susaasalik</text:p>
          </table:table-cell>
          <table:table-cell table:style-name="ce5" office:value-type="string" calcext:value-type="string">
            <text:p>turn it (the heat, the flame) dow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s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efore he/she … the light went out, the light went our while he/sh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assussivoq</text:p>
          </table:table-cell>
          <table:table-cell table:style-name="ce9" office:value-type="string" calcext:value-type="string">
            <text:p>oqaluut susaasalik</text:p>
          </table:table-cell>
          <table:table-cell table:style-name="ce5" office:value-type="string" calcext:value-type="string">
            <text:p>before he/she … the light went out, the light went our while he/sh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ts a heavy ne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s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e/she is out seeing to the seal ne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taa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hair net,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t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heavy net (mostly for seal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t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net (mostly for fish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tit imarsi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open water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sutsi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urn it (the heat, the flame) dow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e/she is res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er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ests (longer than usual), takes a long brea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ersa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resting (in his/her grave)</text:p>
          </table:table-cell>
          <table:table-cell table:style-name="ce13" office:value-type="string" calcext:value-type="string">
            <text:p>ilivermini qasuersaarpoq </text:p>
          </table:table-cell>
          <table:table-cell table:style-name="ce24" office:value-type="string" calcext:value-type="string">
            <text:p>is resting in his/her grave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er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ests (a while), takes a short brea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kk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weak, gets flaccid (of muscles)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kk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ack off, diminish (of a storm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iring, is boring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lack, is not under tension (of a spring or tow rop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ives it slack, lets it slacken o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su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stamina, is untir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t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exhasted, is all tired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s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ired, is exhaus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ajaq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high up in the <text:s/>treble, has a teeth rattling high voice, has a voice like nails on a blackboar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anne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soprano, sings the melody par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annerup-tulle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alto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should have qataanneq - soprano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annerup-tulli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lto vo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 high no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gii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oes not show up for something, fails to make an appointm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bling, brother or sis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 ang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o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 ar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s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igiinniat </text:p>
          </table:table-cell>
          <table:table-cell table:style-name="ce8" office:value-type="string" calcext:value-type="string">
            <text:p>taggit </text:p>
          </table:table-cell>
          <table:table-cell table:style-name="ce5" office:value-type="string" calcext:value-type="string">
            <text:p>the Moravian Brotherh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igiit </text:p>
          </table:table-cell>
          <table:table-cell table:style-name="ce8" office:value-type="string" calcext:value-type="string">
            <text:p>taggit </text:p>
          </table:table-cell>
          <table:table-cell table:style-name="ce5" office:value-type="string" calcext:value-type="string">
            <text:p>a group of sibl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i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epbrother, stepsis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annguti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hild of one's step parent and his/her previous sp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ims with the back visible above the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ck of a human or anim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attooq</text:p>
          </table:table-cell>
          <table:table-cell table:style-name="ce8" office:value-type="string" calcext:value-type="string">
            <text:p>taggit </text:p>
          </table:table-cell>
          <table:table-cell table:style-name="ce5" office:value-type="string" calcext:value-type="string">
            <text:p>camel, bactri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atto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omeda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attu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stri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g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its back up (of an animal), stands bent forward (of a perso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gg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s/her own back</text:p>
          </table:table-cell>
          <table:table-cell table:style-name="ce13"/>
          <table:table-cell table:style-name="ce23"/>
          <table:table-cell table:style-name="ce24" office:value-type="string" calcext:value-type="string">
            <text:p>nagg qatigak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nds outward, is convex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eastbone (of a bir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k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igh note or high vo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m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 deep vocalization of an animal, roars, moo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m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rumbles, mumb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ep voice, bass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t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the bass part, plays the bass par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t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voice or the pitch gets low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tuup-tulle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ten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tuup-tulli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en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it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deep voice, is deep (of the voic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is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rem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isartoq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re departm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putting out a fi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putting out a fi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ts water in the pot with which to boil it (food)</text:p>
          </table:table-cell>
          <table:table-cell table:style-name="ce13" office:value-type="string" calcext:value-type="string">
            <text:p>immummik qatserpaa </text:p>
          </table:table-cell>
          <table:table-cell table:style-name="ce24" office:value-type="string" calcext:value-type="string">
            <text:p>boils it in milk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ussu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fire engine (biilit)</text:p>
          </table:table-cell>
          <table:table-cell table:style-name="ce13" office:value-type="string" calcext:value-type="string">
            <text:p>biilit qatserussuit </text:p>
          </table:table-cell>
          <table:table-cell table:style-name="ce24" office:value-type="string" calcext:value-type="string">
            <text:p>fire engine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re extinguis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ut kulsyri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rbon dioxide fire extinguis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erut qapuusa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am fire extinguis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innersa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gh plain, high plateau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located high up, is at a high elev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issusers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ltime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issutsit nikingassu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ifference in altitu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wind has subsid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ung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lass-smooth sea, calm sean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u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weather is dead calm, the wnd is calm, the sea is mirror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us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ired of it, is sick and tired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tired of it, is sick and tired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taav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skin water contain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ail, buck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tor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punctured, burs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tu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tut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has gotten hig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4"/>
          <table:table-cell table:style-name="ce5" office:value-type="string" calcext:value-type="string">
            <text:p>///////////////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attu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high up, is in a high loc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ttu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hick (of a flatfish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eaks the dialect of the southernmost settlements of West Green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utherner, person from the southernmost settlements of West Green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ni </text:p>
          </table:table-cell>
          <table:table-cell table:style-name="ce8"/>
          <table:table-cell table:style-name="ce5" office:value-type="string" calcext:value-type="string">
            <text:p>there in the s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nnga </text:p>
          </table:table-cell>
          <table:table-cell table:style-name="ce8"/>
          <table:table-cell table:style-name="ce5" office:value-type="string" calcext:value-type="string">
            <text:p>from the s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nn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ut wi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nngarn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utherner, person from the southernmost settlements of West Green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as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akes a laughing stock of himself/herself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unga </text:p>
          </table:table-cell>
          <table:table-cell table:style-name="ce8"/>
          <table:table-cell table:style-name="ce5" office:value-type="string" calcext:value-type="string">
            <text:p>southward, toward the s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u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ravels to the sou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avuuna</text:p>
          </table:table-cell>
          <table:table-cell table:style-name="ce8"/>
          <table:table-cell table:style-name="ce5" office:value-type="string" calcext:value-type="string">
            <text:p>to the south of us</text:p>
          </table:table-cell>
          <table:table-cell table:style-name="ce13" office:value-type="string" calcext:value-type="string">
            <text:p>qavuuna ingerlavoq </text:p>
          </table:table-cell>
          <table:table-cell table:style-name="ce24" office:value-type="string" calcext:value-type="string">
            <text:p>goes to the south of us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gray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a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tlantic wolf fish, <text:span text:style-name="T1">Anarhichas lupu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aa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orthern wolf fish,  <text:span text:style-name="T1">Anarhichas denticulatu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lf fish, esp. as sold without the head in marke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limiusa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esaw, teeter-totter, diving board</text:p>
          </table:table-cell>
          <table:table-cell table:style-name="ce13"/>
          <table:table-cell table:style-name="ce23"/>
          <table:table-cell table:style-name="ce24"/>
          <table:table-cell table:style-name="ce5" table:number-columns-repeated="26"/>
          <table:table-cell table:number-columns-repeated="992"/>
        </table:table-row>
        <table:table-row table:style-name="ro1">
          <table:table-cell table:style-name="ce2" office:value-type="string" calcext:value-type="string">
            <text:p>qeerlimiu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up and down on a seesa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luaqat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some undigested food (for ex. sinew) protruding from the anu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lu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u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lutooq angutiv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ake, male duc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lutoornaq </text:p>
          </table:table-cell>
          <table:table-cell table:style-name="ce8" office:value-type="string" calcext:value-type="string">
            <text:p>taggit</text:p>
          </table:table-cell>
          <table:table-cell table:style-name="ce16" office:value-type="string" calcext:value-type="string">
            <text:p>common teal, green-winged teal, <text:span text:style-name="T1">Anas crecca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lutuu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uck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r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retches its neck after sensing danger (of a bir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raying, is grizz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ers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grayhaired, someone with white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nfirmation (religious ceremony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nds, is standing (of a perso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confirmed (at a ceremony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art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odfa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ertaa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ninsul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e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s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ertasus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derately large is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ertat uiguleri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island chain, a chain of island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ime, mortar, whitewa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hitewashe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q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ts middle, the middle of. the center of it </text:p>
          </table:table-cell>
          <table:table-cell table:style-name="ce13" office:value-type="string" calcext:value-type="string">
            <text:p>illoqarfiup qeqqa </text:p>
          </table:table-cell>
          <table:table-cell table:style-name="ce24" office:value-type="string" calcext:value-type="string">
            <text:p>the central city, the downtown of the city, the city center</text:p>
          </table:table-cell>
          <table:table-cell table:style-name="ce29" office:value-type="string" calcext:value-type="string">
            <text:p>nagg qite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q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nds up str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q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his/her place in line, in formation, etc.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q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aweed, alga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quis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hitewash bru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runches (of snow in below freezing weather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ala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omewhat sti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ala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ressed in her finery, moves stiffly because she is wearing her national costu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tiff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taqquserpaa (qerattaqqusiivoq)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tiffen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taqq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iffen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iffens, becomes sti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tar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ar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attar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tarches it (cloth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below freezing, it is freezing wea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tit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frozen food, frozen, frozen good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titsiv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reezer, deep freez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titsiv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mmercial freezing pla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uaann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rmafro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uaannartup masarsu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undr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roz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la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e moisture soaks through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leraa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band together to force their way forward, they move forward en mas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liivoq</text:p>
          </table:table-cell>
          <table:table-cell table:style-name="ce8" office:value-type="string" calcext:value-type="string">
            <text:p>oqaluut susaatsoq</text:p>
          </table:table-cell>
          <table:table-cell table:style-name="ce17" office:value-type="string" calcext:value-type="string">
            <text:p>forces something in und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lerpaa</text:p>
          </table:table-cell>
          <table:table-cell table:style-name="ce8" office:value-type="string" calcext:value-type="string">
            <text:p>oqaluut susalik</text:p>
          </table:table-cell>
          <table:table-cell table:style-name="ce17" office:value-type="string" calcext:value-type="string">
            <text:p>forces something in und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lertoruu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y move forward en mas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erluss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tucks it in under something (e.g. under the lashings of a sle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erl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ucks it in under something (e.g. under the lashings of a sle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in under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aa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one can catch a glimpse of something bl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ark in color, is dar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jet black, is completely dar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mmons his/her helpoing spir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pples on the water caused by light wind, dark water indicating wi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water is dark indicating wi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lack, is dar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rinter's ink, ton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lackens it (with doot, ink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ernertaq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black animal</text:p>
          </table:table-cell>
          <table:table-cell table:style-name="ce21" office:value-type="string" calcext:value-type="string">
            <text:p>qilalugaq qernertaq, terianniaq qernertaq </text:p>
          </table:table-cell>
          <table:table-cell table:style-name="ce27" office:value-type="string" calcext:value-type="string">
            <text:p>narwhal (as opposed to beluga), arctic fox in summer (as opposed to arctic fox in winter)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toq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bl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ertormi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egr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ipaaj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swarthy, something almost bl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nua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hrieks in terr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r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rozen fast to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errupput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(his/her clothing) is frozen stiff</text:p>
          </table:table-cell>
          <table:table-cell table:style-name="ce13" office:value-type="string" calcext:value-type="string">
            <text:p>atisai qerrupput </text:p>
          </table:table-cell>
          <table:table-cell table:style-name="ce27" office:value-type="string" calcext:value-type="string">
            <text:p>his/her clothing is frozen stiff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ru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frozen fast in the 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r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ile of stones, layer of ston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ruti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reezes tight in the 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unne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angrene, tisslu that has died from insufficient blood supp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frostb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er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lums of ice that have frozen toge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arinnipp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cries for a long time over him/her/it.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aar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ries for a long time over him/her/it.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mers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ets him/her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mmi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impers (of a do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ng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histles through te air, whizes in the air (of a bullet or other metalic objec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ngii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exhausted from cry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nis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on the verge of tears, is about to break down cry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nngarmi </text:p>
          </table:table-cell>
          <table:table-cell table:style-name="ce8"/>
          <table:table-cell table:style-name="ce14" office:value-type="string" calcext:value-type="string">
            <text:p>she/he is about to c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nnguj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creeches, whistles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nn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ll cried 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rsuppoq </text:p>
          </table:table-cell>
          <table:table-cell table:style-name="ce8" office:value-type="string" calcext:value-type="string">
            <text:p>oqaluut susaatsoq</text:p>
          </table:table-cell>
          <table:table-cell table:style-name="ce14" office:value-type="string" calcext:value-type="string">
            <text:p>makes a screaching sound, she/he is whi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ssani nunuaa </text:p>
          </table:table-cell>
          <table:table-cell table:style-name="ce8"/>
          <table:table-cell table:style-name="ce5" office:value-type="string" calcext:value-type="string">
            <text:p>fights back te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sunng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hoked up, has a lump in his/her thro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titsivoq</text:p>
          </table:table-cell>
          <table:table-cell table:style-name="ce9" office:value-type="string" calcext:value-type="string">
            <text:p>oqaluut susaatsoq</text:p>
          </table:table-cell>
          <table:table-cell table:style-name="ce5" office:value-type="string" calcext:value-type="string">
            <text:p>makes him/her cry (f.ex by teasing or hitt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at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makes him/her cry (f.ex by teasing or hitt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ries, sob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amm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 chill up his/her sp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amm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 chill up his/her sp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ar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arms himself/herself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cold (of the wea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nn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frozen outsi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r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chill, has a fe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s susceptible to the cold, gets cold easi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t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reezing standing outside and wait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t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gotten <text:s/>susceptibl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t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usceptible to the cold, dislikes the co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reezes (of a living be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l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 slow runner, cannot run fa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laso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is light on his/her feet, someone who runs fa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laso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hardy, someone who does not easily get co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kan run fast, is quick on his/her fe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ngs for something <text:s/>particular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18" office:value-type="string" calcext:value-type="string">
            <text:p><text:a xlink:href="https://oqaasileriffik.gl/dict/?ex=87998" xlink:type="simple">is now more lively in his movements</text:a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epressed over something, is sad, has lost hop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a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cheerful and happ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a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n good spirits, is happy, is glad about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n good spirits, is happy, is upbe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m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rows is happy, becomes <text:s/>glad about something, gets cheery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mas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onic, stimula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mas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heers him/her up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matsaa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encourages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mmat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jubilant, is ecstatic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quinty eyed, slant eyed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raying, has gotten some gray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s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ngs for something (e.g. foo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gray hair, white hair</text:p>
          </table:table-cell>
          <table:table-cell table:style-name="ce13"/>
          <table:table-cell table:style-name="ce23"/>
          <table:table-cell table:style-name="ce24" office:value-type="string" calcext:value-type="string">
            <text:p>ataas qee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t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satisfied, gets what he/she wan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ts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usceptible to the cold, gets cold easi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ts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od one would really like to h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iva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happy, is in high spiri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nng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kills it with one sho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nng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een in silhouette against the sk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nngusaa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ch, vaul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nngusaa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rigger guard on a gu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nng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c, arch, b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p Silli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Milky 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oof of the mouth, pala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eiling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um, Inuit dru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ater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ats a drum, drum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eaven, sk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ki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eog. Qilakitsoq</text:p>
          </table:table-cell>
          <table:table-cell table:style-name="ce13"/>
          <table:table-cell table:style-name="ce23"/>
          <table:table-cell table:style-name="ce5" office:value-type="string" calcext:value-type="string">
            <text:p>archeological site on Nuussuaq Peninsula in Uummannaq Fjord famous for the discovery there of eight mummies dating to the middle of the 15th century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ying of thir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i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scention D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to heav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ugaa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y catch many belugas and/or narwha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u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beluga or the narwhal, the two members of the Monodontidae fami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ugaq qaqo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luga whale, <text:span text:style-name="T1">Delphinapterus leuca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ugaq qerne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arwhal, <text:span text:style-name="T1">Monodon monocero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lukk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lugas or narwhals have arriv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mik </text:p>
          </table:table-cell>
          <table:table-cell table:style-name="ce8"/>
          <table:table-cell table:style-name="ce5" office:value-type="string" calcext:value-type="string">
            <text:p>s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mmi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ange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aar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looking forward to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looking forward to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aartuu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a taste of what will be served, samples some food or drink before dinn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aartuu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n appetiz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aartuu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ad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ng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speech impedement, speaks unclearly, speaks sloppi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n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tlantic puffin, <text:span text:style-name="T1">Fratercula arctica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nnguamik </text:p>
          </table:table-cell>
          <table:table-cell table:style-name="ce8"/>
          <table:table-cell table:style-name="ce5" office:value-type="string" calcext:value-type="string">
            <text:p>very soon, in a short wh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very thirsty, is dying of thir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t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nitting need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tt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kni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tt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akes a net, ties a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tta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nit clothing, something knit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ttagas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nitting yar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mmons spirits, conjures up spiri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mi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addle kayaks that are tied together, are competing in a three legged r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not (in a rope or lin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ni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i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ies it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ies it up with a knot</text:p>
          </table:table-cell>
          <table:table-cell table:style-name="ce13" office:value-type="string" calcext:value-type="string">
            <text:p>orsilerlugu qilerpaa </text:p>
          </table:table-cell>
          <table:table-cell table:style-name="ce24" office:value-type="string" calcext:value-type="string">
            <text:p>ties it with in a bow, ties it up with a knot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su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ies it together, ties it down, binds his/her hands and feet</text:p>
          </table:table-cell>
          <table:table-cell table:style-name="ce13"/>
          <table:table-cell table:style-name="ce12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s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ies it together, ties it down, binds his/her hands and fe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su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ies it tightly to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taa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asse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t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bundle tied together with str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opkno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ies it down to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ussa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oosens it, open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ope, line, string, etc., material used for ty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erutis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bb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al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ala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hristmas tree ligh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a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a gleaming, something is glint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a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listens, gleam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arpalu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glittering (for example capelin that are spawning near the beach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ki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lit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hining in the light, is somooth and shin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r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orroded, has a patin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r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arlsides, a fish of the genus <text:span text:style-name="T1">Maurolicus, </text:span><text:span text:style-name="T2">particularly </text:span><text:span text:style-name="T3">Maurolicus muelleri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gical incantation, shamanistic formul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ll hole, bore ho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rills a hole, bores a ho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drills a hole in it, bores a hole i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hiny, shin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olish, car wax, <text:s/>shoe crea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olishes it, shine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toqqer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insmi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toram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heet metal, material for tin can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tu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n, tin c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ll, drill bit, boring mach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erut sakiammissa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nd brace, bit br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i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mooth ice without snow o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lotchy (of the face of a pregnant woma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rcass of an animal, carr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or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dog that always bark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u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alls <text:s/>straight down to the sea (of a cliff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ugaa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ould hate to be without it, would hate to be separated from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l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ould hate to be without it, would hate to be separated from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oqqusoq! </text:p>
          </table:table-cell>
          <table:table-cell table:style-name="ce8"/>
          <table:table-cell table:style-name="ce5" office:value-type="string" calcext:value-type="string">
            <text:p>if only that were me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or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atches birds in a sna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orartu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ird sna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draws it (a bow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lls him/her up, helps him/her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lls him/her up, helps him/her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opens it (a bag), to put something i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oils half-dried f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oils half-dried f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a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lf-dried fish that has been boi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mm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lds it (a bag) open while it is being fil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pa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lf-dried fish that has been boi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p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boils half-dried f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arks (of a do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singed, gets burnt, is burnt on to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s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gotten cramp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ssun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mells bur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tit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cramp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ttuu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e constelation Pleiad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ent over in pa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lu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cramp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arsuat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lees at top spe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a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ugitive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or refugee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ati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hases him/her/it a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ati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rightens it (a game animal) a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lees, runs a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garpaat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ey leave it, one after another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abandon it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g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his own w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ju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place one never wants to le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llug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ould hate to leave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office:value-type="string" calcext:value-type="string">
            <text:p>grammar -mut</text:p>
          </table:table-cell>
          <table:table-cell table:style-name="ce5" table:number-columns-repeated="24"/>
          <table:table-cell table:number-columns-repeated="992"/>
        </table:table-row>
        <table:table-row table:style-name="ro1">
          <table:table-cell table:style-name="ce2" office:value-type="string" calcext:value-type="string">
            <text:p>qimanneq ajul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annot tear himself/herself away from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eaves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rngu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mergency shelter, refuge cen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rnguppaa</text:p>
          </table:table-cell>
          <table:table-cell table:style-name="ce8" office:value-type="string" calcext:value-type="string">
            <text:p>oqaluut susalik</text:p>
          </table:table-cell>
          <table:table-cell table:style-name="ce51" office:value-type="string" calcext:value-type="string">
            <text:p>runs away with it, absconds with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office:value-type="string" calcext:value-type="string">
            <text:p>delete?</text:p>
          </table:table-cell>
          <table:table-cell table:style-name="ce5" table:number-columns-repeated="24"/>
          <table:table-cell table:number-columns-repeated="992"/>
        </table:table-row>
        <table:table-row table:style-name="ro1">
          <table:table-cell table:style-name="ce2" office:value-type="string" calcext:value-type="string">
            <text:p>qimarng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eks refuge with someone, seeks shelter with some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office:value-type="string" calcext:value-type="string">
            <text:p>delete?</text:p>
          </table:table-cell>
          <table:table-cell table:style-name="ce5" table:number-columns-repeated="24"/>
          <table:table-cell table:number-columns-repeated="992"/>
        </table:table-row>
        <table:table-row table:style-name="ro1">
          <table:table-cell table:style-name="ce2" office:value-type="string" calcext:value-type="string">
            <text:p>qimarn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runs away with it, absconds with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rn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eks refuge with someone, seeks shelter with some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rra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eaves him/her in the lur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rra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fuge, emergency cen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rr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bsconds with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that has been left somewhe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items that have been left behind, property that is left behind after death, been behind left somewhe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 left behind, to have been left alone and abandoned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s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oes away from him/her/it, moves away from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taas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living with him/her all the time, refuses to leave his/her household, keeps on staying the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uli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inter provisions (stored somewhere away from home, cach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ul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lace where provisions for the winter are stored, cache, depo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u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ores winter provisions someplace away from ho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u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and gets some stored winter provision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inter provisions (stored somewhere away from home), provisions in a cache, cach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atu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een left alone (of a person), is left behi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e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yela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erlo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ooks at it, observe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erloortits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xhibi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erl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ine, spinal column, vertebral colum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erlull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vertebrate, member of the subphylum vertebrat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erlum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vertebr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ring that is part of a snare or trap, a line to a n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troduction and refrain of a so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it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ffocates him/her</text:p>
          </table:table-cell>
          <table:table-cell table:style-name="ce13" office:value-type="string" calcext:value-type="string">
            <text:p>qimmimik qimitsivoq</text:p>
          </table:table-cell>
          <table:table-cell table:style-name="ce23" office:value-type="string" calcext:value-type="string">
            <text:p>kills it (a dog) by hanging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uffocates him/her, kills it (a dog) by hanging</text:p>
          </table:table-cell>
          <table:table-cell table:style-name="ce13" office:value-type="string" calcext:value-type="string">
            <text:p>qimmeq qimippaa</text:p>
          </table:table-cell>
          <table:table-cell table:style-name="ce23" office:value-type="string" calcext:value-type="string">
            <text:p>kills it (a dog) by hanging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isaanng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an't catch his/her breath, is oxygen depriv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o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eq arnav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emale dog, bit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i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upp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il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rought his/her dogs to an island for the summ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il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aises the puppies in a litter ro be sled do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it perlerorner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abies, hydrophobi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o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 good puller (of a sled do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gotten over it, has passed him/her/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u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passed, is over, is d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uutto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rives too la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muuttoo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orks overti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oriar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raises it to be a sled dog, accustoms it to pulling a s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lls (of a sled do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lls the hunting float behind it (of a harpooned se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rnessed up dog sled, sled and the harnessed do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er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on on a sledge tri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eria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eog. Melville Ba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e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ravels by sled, travels by horse-drawn wag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e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ides on horseb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ers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ver of a sled in which one is the passenger, driver of an accompanying s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imik angal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led journe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imik sukkani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led griving contest, dogsled r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ssiuss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ver of a dogled, driver of a horse-drawn convey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s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uses it (an animal) for pulling a convey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nimal used for pulling a conveyance, traction anim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tuitsunik ingerlatits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ngineer, train dri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tuit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rain, railroad train, subway tra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tuitsut aallartarfi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rain station, s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tuitsut aqqu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ailroad track, rail, rai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muttuitsut unittarfi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rain station, s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aa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for something, searches for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aar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ooks for him/her, searches for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aa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for someon, searches for some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qqu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nducts a political campaign, runs for off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qqusaar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ampaign material (flyers, brochures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ooks for him/her, searches for him/her</text:p>
          </table:table-cell>
          <table:table-cell table:style-name="ce13"/>
          <table:table-cell table:style-name="ce23"/>
          <table:table-cell table:style-name="ce24" office:value-type="string" calcext:value-type="string">
            <text:p>qinerlerpo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votes for him/her, chooses him/her</text:p>
          </table:table-cell>
          <table:table-cell table:style-name="ce13"/>
          <table:table-cell table:style-name="ce23"/>
          <table:table-cell table:style-name="ce24" office:value-type="string" calcext:value-type="string">
            <text:p>qinersivoq</text:p>
          </table:table-cell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r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eqqi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election of a person who presently holds the posi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lection</text:p>
          </table:table-cell>
          <table:table-cell table:style-name="ce13" office:value-type="string" calcext:value-type="string">
            <text:p>inatsisartunut qinersineq, kommunimut qinersineq </text:p>
          </table:table-cell>
          <table:table-cell table:style-name="ce24" office:value-type="string" calcext:value-type="string">
            <text:p>parliamentary election, municipal election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nerup inerner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lection resul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nit seer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cretion from a gl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sart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voters, electora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sits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ead of election committ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voters, electora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v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olling pl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ersiv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voting district, district in which a particular election is he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ar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cold nose, his/her nose is freez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ing eid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moke hole in the roof of a traditional house, exhaust v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q napa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urned-up n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q narsinga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ug n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fine sense of sme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urts his shin, bumps his/her sh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untain rid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dge of sn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dge of the shin b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orsal fin of the lumpsuc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qq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 snow ridge has formed, jagged ed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r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xtended ridge on top of a ri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artar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nowdrift, ridge of sn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oes/sails around the bottom of it (a fjord) to get to the other si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g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/sails around the bottom of a fjord to get to the other si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af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lection distric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anngits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ailed to get elected, lost an elec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aqqit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s reelec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inner of an election, elect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ssanngor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uns for office, becomes a candidat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ssanngortits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ominator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ssanngortit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ndidate for elective off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gas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e things one must choose from, choic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kk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ose who have been elected</text:p>
          </table:table-cell>
          <table:table-cell table:style-name="ce20" office:value-type="string" calcext:value-type="string">
            <text:p>qinikkatut pisortanillu toqqakkatut suliaqarneq </text:p>
          </table:table-cell>
          <table:table-cell table:style-name="ce5" office:value-type="string" calcext:value-type="string">
            <text:p>somone who is required by election or appointment to fulfill a public office (eg. member of a municipal council)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mi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round casually, looks around once in a whi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elligerent, is aggressi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inng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gotten belligerent, has turned aggressi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aris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round carefully, takes a good look ar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che of meat, meat stored in <text:s/>a pit, meat stored at a location away from ho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rew threads, hole that has threads to accept a screw or bol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eri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rewdri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ars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kind to him/her, acts in a friendly way toward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qq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eels unworthy of respec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r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tes him/her, is angry with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rnaq! </text:p>
          </table:table-cell>
          <table:table-cell table:style-name="ce8"/>
          <table:table-cell table:style-name="ce5" office:value-type="string" calcext:value-type="string">
            <text:p>That is so bothersome! Boy is he/she irritating! He/she is intolerable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r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o irritating one feels like punching him/her in the n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mmons his/her helping spir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rso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tes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rsort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nem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asaarpaa (qinngasaarivoq)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eckles him/her, teases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eaches the bottom of a fjord or c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nermost part of a fjord or ca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oot of the n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q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ipe scrapings (char, tobacco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rl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innermost part of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r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ngry, looks threatening, looks craz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am of light, ray of ligh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hines, beam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ort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deeply in (of a fjord or cav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unbeam, moonbea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t something with binoculars, looks through binoculars, looks through a tub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art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ives him/her an x-ray examin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ar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t something with binoculars, looks through binocul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artar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undergoes an x-ray examination, gets x-ray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artartit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x-ray mach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ngry, looks threatening, looks craz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t something with binoculars, looks through binocul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ser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ooks at something with binoculars, looks through binocul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inocul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g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binocul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ika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inding, spiral geo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nni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re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eat pot, meat pit (for <text:s/>storing mea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ores meat in a meat pot, places meat in a meat p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o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iven to begging, is in the habit of begg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sk him/her for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igineqarluni </text:p>
          </table:table-cell>
          <table:table-cell table:style-name="ce8" office:value-type="string" calcext:value-type="string">
            <text:p>oqaluut</text:p>
          </table:table-cell>
          <table:table-cell table:style-name="ce5" office:value-type="string" calcext:value-type="string">
            <text:p>having been asked to …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nnussineq</text:p>
          </table:table-cell>
          <table:table-cell table:style-name="ce9" office:value-type="string" calcext:value-type="string">
            <text:p>taggit</text:p>
          </table:table-cell>
          <table:table-cell table:style-name="ce14" office:value-type="string" calcext:value-type="string">
            <text:p>pray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nnussivoq</text:p>
          </table:table-cell>
          <table:table-cell table:style-name="ce9" office:value-type="string" calcext:value-type="string">
            <text:p>oqaluut susaatsoq</text:p>
          </table:table-cell>
          <table:table-cell table:style-name="ce14" office:value-type="string" calcext:value-type="string">
            <text:p>prays for him/her, asks for her/hi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nnuppaa </text:p>
          </table:table-cell>
          <table:table-cell table:style-name="ce8" office:value-type="string" calcext:value-type="string">
            <text:p>oqaluut susalik</text:p>
          </table:table-cell>
          <table:table-cell table:style-name="ce14" office:value-type="string" calcext:value-type="string">
            <text:p>prays for her/hi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nn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sks for something on behalf of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rayer, peti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teq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pplic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teqarneq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request, request for something, sending applic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sks for it, applies for it, request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t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atalog goods, commission goods (food and bevverages requested by the director of a colony in Greenland in earlier times.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t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prayer book, hymn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ulo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gging, panhand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nuul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gs, panhand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oq </text:p>
          </table:table-cell>
          <table:table-cell table:style-name="ce8" office:value-type="string" calcext:value-type="string">
            <text:p>taggit</text:p>
          </table:table-cell>
          <table:table-cell table:style-name="ce14" office:value-type="string" calcext:value-type="string">
            <text:p>slush sn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ui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ce scoop, device for scooping small pieces of ice from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u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upplication, pray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u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rash 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nu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rash ice is form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orf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utting board (for leather work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orf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rame for net ty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ornik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lipppings (for ex. of paper of cloth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orsivoq</text:p>
          </table:table-cell>
          <table:table-cell table:style-name="ce9" office:value-type="string" calcext:value-type="string">
            <text:p>oqaluut susaatsoq</text:p>
          </table:table-cell>
          <table:table-cell table:style-name="ce14" office:value-type="string" calcext:value-type="string">
            <text:p>cuts, slices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uts into it, slices into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ort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uts something off, clips something o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ortakka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hag (tobacco)</text:p>
          </table:table-cell>
          <table:table-cell table:style-name="ce13" office:value-type="string" calcext:value-type="string">
            <text:p>tupat qiortakkat </text:p>
          </table:table-cell>
          <table:table-cell table:style-name="ce24" office:value-type="string" calcext:value-type="string">
            <text:p>shag tobacco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er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roove, furr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eruivoq</text:p>
          </table:table-cell>
          <table:table-cell table:style-name="ce9" office:value-type="string" calcext:value-type="string">
            <text:p>oqaluut susaatsoq</text:p>
          </table:table-cell>
          <table:table-cell table:style-name="ce14" office:value-type="string" calcext:value-type="string">
            <text:p>carves something, carves a fig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er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arves it from something, carves it (a figur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eru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carved, a sculpture, a carving, a sculpt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eruis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rver, sculpt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eru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sh ones way forward, forces his, her way throug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lanket, comforter, quilt, duv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lu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wist and turn to get loo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nng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ppendix (part of the bowel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nnguer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een operated on for appendicitis, has had his/her appendix remov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nngu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ppendiciti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lls blanket or comforter over himself/herself, covers himself/herself with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corated paper cone (Christmas tree ornamen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saqq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wisty sailing rou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rrel organ, organ grinder's instrum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s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mforter co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te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aid, labyrinth, detou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teri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the long way around, it is a detou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it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urns the steering wheel, twist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itt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overs him/her up with a blanket, quilt, comforter, etc.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up puu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mforter cover, duvet cov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raps it, winds something around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urns it ar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wound , is wrapp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oqqaa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one scraper, stone knif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oqqaa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rd, hand-ard type of (primitive plow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oqq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umpback whale, <text:span text:style-name="T1">Megaptera novaeangliae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oqq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makes a groove in it, makes a furrow i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o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grooved ventral plate of abaleen wha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p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wisted thread or rop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pariss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wightly twisted (string)</text:p>
          </table:table-cell>
          <table:table-cell table:style-name="ce13" office:value-type="string" calcext:value-type="string">
            <text:p>allunaasaq qipparissoq </text:p>
          </table:table-cell>
          <table:table-cell table:style-name="ce24" office:value-type="string" calcext:value-type="string">
            <text:p>twightly twisted string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parlutt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oosey twisted (string)</text:p>
          </table:table-cell>
          <table:table-cell table:style-name="ce13" office:value-type="string" calcext:value-type="string">
            <text:p>allunaasaq qipparluttoq </text:p>
          </table:table-cell>
          <table:table-cell table:style-name="ce24" office:value-type="string" calcext:value-type="string">
            <text:p>loosey twisted string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p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akes a bird skin blank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p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raid, cable (knitt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ippuppaa </text:p>
          </table:table-cell>
          <table:table-cell table:style-name="ce8" office:value-type="string" calcext:value-type="string">
            <text:p>oqaluut susalik</text:p>
          </table:table-cell>
          <table:table-cell table:style-name="ce14" office:value-type="string" calcext:value-type="string">
            <text:p>ties it and something else together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crew clam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aliva, sp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i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ashful, is sh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k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revolves around its axi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urns once around, twist his/her body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ll of them are cry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single, spun thre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wivel (for ex. on a fishing lin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rts crying, bursts into te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ries about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t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ishes with a rod or po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attu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shing rod, fishing po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erl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period with a great deal of precipit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ert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ounces up and down with joy (of a child on the lap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ft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spun thre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athering drift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g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atches a glimpse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g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embarrassed to be seen with it (for ex. an article of cloth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miga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ives him/her a sidelong glance, looks at him/her out of the corner of hs/he ey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mig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ives somone/something a sidelong glance, looks at somone/something out of the corner of his/her ey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m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merc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nn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one is embarrassed to be seen wi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ts it (fuel) into the sto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inning whee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inds some drift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ins (makes thread by spinn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sul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aded, has been washed too many times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of clothing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arianngila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oesn't react, remains impassive, is unfaz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ari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eflex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ar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 start, is startled, is taken ab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cramp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erni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me improvement cen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uses it as fuel (for a fir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lue sky over open water (in an ice-coverd area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mmit illu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en house, frame 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mmut kigartu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c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ts coal in the stove, adds wood to the fi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s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fuel for a fi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s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piece of fire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ssia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ech tr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ssiat qaleriis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wood pile, stack of 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ss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hops firewoo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en handle, metal fasteners for building with lumber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which_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t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athers firewood, gathers fuel (e.g. peat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tto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dds wood or coal to it (a fire in a stove or fireplace)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suttu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tends a fire, fireman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aa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akes dancing motions, pretends to d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idd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aist, waistl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q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gotten halfway through it, is halfway the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q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half gone, half of it has been used, there's only half of it remai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qu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half past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half past or half an hour to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qu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hlf loaf of rye bre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qu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half bottle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small bottle, right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q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l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inal colum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one closest to the midd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iddle fing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lermi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competing at middle finger pulling, a traditional test of streng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l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lower back pain, is suffering from lumbago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p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enter, the dead cen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pi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its it directly in the cen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siv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wrestling hold around the wai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u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ightens his/her belt, puts on a bel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el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ffar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 sweetly, warbles beautiful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ffar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eaks Danish well, is good at foreign languag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g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gi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nce melod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giars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nce music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l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ower back pain, lumbag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nnermut ilinn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dance class, goes to dancing schoo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anc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ttart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anc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ttart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rionette, string pupp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tt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a dance, dance part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u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central one, the one in the midd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v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, calls, warbles (of a bir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iv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eaks Danish, speaks a foreign langua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a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is childles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h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r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sterch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rsiarta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dop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rtaarf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as a child with him/her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him and her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rt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child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, becomes a parent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epch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at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nly ch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oduces childre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orn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 ch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itt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its while walking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olant leak, coolant (being lost from an engin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artu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olant hose (in an engine)</text:p>
          </table:table-cell>
          <table:table-cell table:style-name="ce13" office:value-type="string" calcext:value-type="string">
            <text:p>motoorip qitserartua </text:p>
          </table:table-cell>
          <table:table-cell table:style-name="ce24" office:value-type="string" calcext:value-type="string">
            <text:p>coolant hose (in an engine)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i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is fond of danc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it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ond of danc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ants to dance, feels like danc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er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pain in the small of the back, has lumbago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several with this meaning. different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t a danc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itt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cratches him/her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also it, eg another cat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ar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ynx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ratch, scratch w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cratches him/her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different than 1325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its the water sith little snap (of a thrown ston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ta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ance with spirit and gust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t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 good danc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tarner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onfused sea, <text:s/>high waves at short interva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ta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nner of dancing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unsure what this means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ta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uanches himself-herself onto the dance flo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of a soft, pliable consistenc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ings, calls, warbles (of a bird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eaks Danish, speaks a foreign languag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lior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oftens it (a ski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llig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lexible, gives under pressur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pe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a anem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of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tsi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ying of laugh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ttu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ong tobacco pipe with upturned bow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ttu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mollusc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tuttu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buckwheat groats, buckwheat porrid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u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hilled to the bone, is freezing his/her rear of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unnguj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hilled to the bone, is freezing his/her rear off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OK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uu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cisso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orze to death, died from hypothermi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aaq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ulpin, member of the family <text:span text:style-name="T1">Cottidae;</text:span>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han- = male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e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eom. ang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4" office:value-type="string" calcext:value-type="string">
            <text:p>qiv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nds backward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ers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n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ers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n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ersi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ocks it (a gun), opens (his/her pocketknife)</text:p>
          </table:table-cell>
          <table:table-cell table:style-name="ce13" office:value-type="string" calcext:value-type="string">
            <text:p>kiasiusaa qiversippaa // savini qiversippaa </text:p>
          </table:table-cell>
          <table:table-cell table:style-name="ce24" office:value-type="string" calcext:value-type="string">
            <text:p>cocks it (a gun), opens his/her pocketknife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 </text:p>
          </table:table-cell>
          <table:table-cell table:style-name="ce8"/>
          <table:table-cell table:style-name="ce5" office:value-type="string" calcext:value-type="string">
            <text:p>Look, …;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all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urns his/her head again and again in order to s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urns his/her head to looks at something/someone, turns to look at something/some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ar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ets his/her atten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waybacked, has kyphosi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own, fluff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list qiviut also? 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ecome a <text:span text:style-name="T1">qivittoq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t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rson who is shunned and has gone to live alone in the mountain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ttors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seen <text:span text:style-name="T1">qivittoq, </text:span><text:span text:style-name="T2">has heard the sounds of a </text:span><text:span text:style-name="T3">qivittoq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ttut assa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stiff clubmoss, <text:span text:style-name="T1">Lycopodium annotinum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ttutoq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n old <text:span text:style-name="T1">qivittoq </text:span><text:span text:style-name="T2">that has supernatural powers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uiaa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clothes bru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uin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hick that is covered in dow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ul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irdskin that has been plucked leaving the dow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pinfeathers_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uus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unspun cotton used for cotton balls/ swabs/ padding, etc.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ivive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leans farther and farther backward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rine, piss, p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il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Yelloq nankeen (a <text:s/>buff cotton fabric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i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visibly delighted, looks ecstatic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q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rynx, adam's app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qersima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ver valley, low area following a crrek, stream, or river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qil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abbet pla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q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makes a groove in it, makes a furrow in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q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akes a groove, makes a furr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qqut </text:p>
          </table:table-cell>
          <table:table-cell table:style-name="ce8" office:value-type="string" calcext:value-type="string">
            <text:p>taggit qasseersiut </text:p>
          </table:table-cell>
          <table:table-cell table:style-name="ce5" office:value-type="string" calcext:value-type="string">
            <text:p>valleys 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grammar: plural of qooq. is this needed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rn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ul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rn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bandoned fishing village in Sermersooq municipality at 64°32<text:span text:style-name="T4">′</text:span><text:span text:style-name="T5">00</text:span><text:span text:style-name="T6">″</text:span><text:span text:style-name="T5">N 51°05</text:span><text:span text:style-name="T6">′</text:span><text:span text:style-name="T5">40</text:span><text:span text:style-name="T6">″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r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valle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ror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fling, spiral groove in the barrel of a gu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rortuu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22 caliber target rif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oru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urrowed, is stria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hadow of the land on the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a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 land is casting a shadow on the wat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assivaa </text:p>
          </table:table-cell>
          <table:table-cell table:style-name="ce8" office:value-type="string" calcext:value-type="string">
            <text:p>oqaluut susalik</text:p>
          </table:table-cell>
          <table:table-cell table:style-name="ce18" office:value-type="string" calcext:value-type="string">
            <text:p><text:a xlink:href="https://oqaasileriffik.gl/dict/?ex=88280" xlink:type="simple">surprises him/her unpleasantly</text:a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assiivoq</text:p>
          </table:table-cell>
          <table:table-cell table:style-name="ce8"/>
          <table:table-cell table:style-name="ce14" office:value-type="string" calcext:value-type="string">
            <text:p>surprices somebody unpleasantly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er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eafe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eafened by an extremely loud sou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qianng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is/her (subject's) ears hurt from noi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ott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rethr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po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auc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lows out, pours out (of a liquid)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rtit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oatmeal, outmeal porrid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rtitsiv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rainer, sieve, coland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o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aterfal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luu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leaking, <text:s/>is dripping quite a b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saqq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rinds his/her tee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sooqq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 lovely green, is beuatifully gre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gre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orsun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mells of urine, smells of p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ips and fal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aqq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ips and fal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aqq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ips and fal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jaa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green alga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rozen meat, frozen f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roans and creaks (of a tendon)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aa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turned woody (of the stems of angelica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ed pod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frighten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taq </text:p>
          </table:table-cell>
          <table:table-cell table:style-name="ce8" office:value-type="string" calcext:value-type="string">
            <text:p>taggit</text:p>
          </table:table-cell>
          <table:table-cell table:style-name="ce15" office:value-type="string" calcext:value-type="string">
            <text:p>pinworm, <text:span text:style-name="T1">Enterobius vermiculari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t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pinworm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eats uncokked frozen me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a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mooth 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a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mooth, snow-free i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mooth, is slippe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drops it because it slid out of his/her han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ips and fall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su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idge, edge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utain rid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suli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(meqqut) sailmaker's needle with square or triangular section</text:p>
          </table:table-cell>
          <table:table-cell table:style-name="ce13" office:value-type="string" calcext:value-type="string">
            <text:p>meqqut quassulik </text:p>
          </table:table-cell>
          <table:table-cell table:style-name="ce24" office:value-type="string" calcext:value-type="string">
            <text:p>sailmaker's needle with square or triangular section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ssut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in slat of wood used under roofing tiles for example, lath, batten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at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gotten smoo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e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has become complacent, has become indolent, has become inacti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ecome complacent, has become indolent, has become inacti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as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lears his/her throat, says "ahem"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so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ug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ugh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sualer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mployee of a warehou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arehouse, storage build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t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taract (in the ey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tuinna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oesn't understand a word of what is being sai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uers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ugh syrup, cough medic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y coug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ughs constantly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eru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needs to urinate, has to take a pe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hed for provision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enjoys him/her, gets a kick out of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n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not impressiv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n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njoyable, fun, funn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oes out to have a little fu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sa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enjoyable entertainment, fun and gam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saart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medi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saa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joke, funny sto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ssu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ets a kick out of him/her, makes fun of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 kick out of something, finds something fu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suu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ets a kick out of it, finds it fu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tsa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comes to enjoy him/her/it, comes to think he/she/it is fu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ats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rts to get a kick out of something, begins to enjoy something, begins to have fun with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lerrats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uddenly gets concerned that something is not right, suddenly becomes suspicious and ill at ea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lertan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upsetting, something disturb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lert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ll at ease, is fearful because of something, is woriied that something might happ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liv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needs to urinate badly, can almost not hold it, is about to wet his-her pan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nan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tick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n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eels a tick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nassa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ickles him-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nat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icklis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s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rinal, men's room, pisso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sua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olant hose (on an engine)</text:p>
          </table:table-cell>
          <table:table-cell table:style-name="ce13" office:value-type="string" calcext:value-type="string">
            <text:p>motoorip quisua </text:p>
          </table:table-cell>
          <table:table-cell table:style-name="ce23" office:value-type="string" calcext:value-type="string">
            <text:p>kølevandsrøret i en motor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urinates, pees, piss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annarpunga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No thanks.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avaalli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haves ungratefully <text:s text:c="50"/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ava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ungrateful, isn't gratefu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grateful for it, is thankful fo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g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avorite child, coddled chil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ma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rateful, feels gratitu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masuut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grateful for it, gives his/her sincere thanks fo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q! </text:p>
          </table:table-cell>
          <table:table-cell table:style-name="ce8"/>
          <table:table-cell table:style-name="ce5" office:value-type="string" calcext:value-type="string">
            <text:p>Thank you, Thanks</text:p>
          </table:table-cell>
          <table:table-cell table:style-name="ce13" office:value-type="string" calcext:value-type="string">
            <text:p>kaffimut qujanaq </text:p>
          </table:table-cell>
          <table:table-cell table:style-name="ce24" office:value-type="string" calcext:value-type="string">
            <text:p>thanks for the coffee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qaarmi </text:p>
          </table:table-cell>
          <table:table-cell table:style-name="ce8"/>
          <table:table-cell table:style-name="ce5" office:value-type="string" calcext:value-type="string">
            <text:p>Thank God!; Boy, was it lucky that …; What a stroke of luck!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rn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aters to someone, coddles someone, sucks up to someone (in order to win favor)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what about qujanarmi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at's great, that's delightful, that's wonderfu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rsuaq! </text:p>
          </table:table-cell>
          <table:table-cell table:style-name="ce8"/>
          <table:table-cell table:style-name="ce5" office:value-type="string" calcext:value-type="string">
            <text:p>Thank you very much, Thanks a lo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rujussuaq! </text:p>
          </table:table-cell>
          <table:table-cell table:style-name="ce8"/>
          <table:table-cell table:style-name="ce5" office:value-type="string" calcext:value-type="string">
            <text:p>Thanky you very, very much; My profound thanks to you;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assusia! </text:p>
          </table:table-cell>
          <table:table-cell table:style-name="ce8"/>
          <table:table-cell table:style-name="ce5" office:value-type="string" calcext:value-type="string">
            <text:p>Oh, that's nice; that's good to hear; How nice;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expresses his/her gratitude, says thank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n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ng of praise, hymn of prais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reerlunga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anks in adva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r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ccepts it with gratitude, receives it with appreciati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ives him/her some good new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s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romises him/her something, says he/she will do something that she/he will appreciat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sar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romises to give him/her (a gift of meat)</text:p>
          </table:table-cell>
          <table:table-cell table:style-name="ce13" office:value-type="string" calcext:value-type="string">
            <text:p>neqimik qujasarpaa </text:p>
          </table:table-cell>
          <table:table-cell table:style-name="ce24" office:value-type="string" calcext:value-type="string">
            <text:p>promises to give him/he a gift of meat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ss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n expression of thanks, words of gratitu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su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ungratefu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t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ays thanks on behalf of him/her, says thanks in his/her stea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j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ays thank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space above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kk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snow or water in over the tops of his/her sho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lu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nint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luanngorlugit </text:p>
          </table:table-cell>
          <table:table-cell table:style-name="ce8" office:value-type="string" calcext:value-type="string">
            <text:p>oqaluut</text:p>
          </table:table-cell>
          <table:table-cell table:style-name="ce5" office:value-type="string" calcext:value-type="string">
            <text:p>in nine par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luassaan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r the ninth ti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lu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n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n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bove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niitto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umerator, the number above the line in a fractio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f. ataaniittortaq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hoots too high, misses on the high sid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lies above it, is in motion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removes its roof, takes off its cover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sungarlugu</text:p>
          </table:table-cell>
          <table:table-cell table:style-name="ce8" office:value-type="string" calcext:value-type="string">
            <text:p>oqaluut</text:p>
          </table:table-cell>
          <table:table-cell table:style-name="ce51" office:value-type="string" calcext:value-type="string">
            <text:p>passing right over it</text:p>
          </table:table-cell>
          <table:table-cell table:style-name="ce13" office:value-type="string" calcext:value-type="string">
            <text:p>qulaasungarlugu ingerlavoq </text:p>
          </table:table-cell>
          <table:table-cell table:style-name="ce24" office:value-type="string" calcext:value-type="string">
            <text:p>passing right over it</text:p>
          </table:table-cell>
          <table:table-cell table:style-name="Default"/>
          <table:table-cell table:style-name="ce11" office:value-type="string" calcext:value-type="string">
            <text:p>grammar: use of contemporative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sung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hoots and just misses high, shoots just a little over it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ts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tedency to miss high, tends to shoot high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of the shooter or of the weapon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tung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gher up than it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 on the use of tungaa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avaavaat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re in constant flight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kke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now completely sure of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ng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oars over it, positioned so as to have a view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ngi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lies over it, soars over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not sure of it, has doubts about it, is of two minds about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inninni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ssimis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inninni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essimi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a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is sure of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nngila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here is no doubt about it, is certainly s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oubtful, is fraught with uncertaint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veeqqus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nsures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veeqqusi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offering of goods as security for a loan, pawning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veeqqusii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ortgage lender, pawnbro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aveeqq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llater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oub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doubts, doubts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rutig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in doubt about it, has his/her coubts about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a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le, American plaice, <text:span text:style-name="T1">Hippoglossoides platessoides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equ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eadline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equt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op part of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erart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ne tenth, a tenth part of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eriinnik inital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ulti-story building, apaprtment blo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erii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are placed one over ano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er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th. number evenly divisible by ten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4" office:value-type="string" calcext:value-type="string">
            <text:p>quler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ailing on the deck of a shi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kkuutaarisaa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cimal syste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g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tenth in some seque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gi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enth</text:p>
          </table:table-cell>
          <table:table-cell table:style-name="ce13" office:value-type="string" calcext:value-type="string">
            <text:p>pissarsiat qulingi </text:p>
          </table:table-cell>
          <table:table-cell table:style-name="ce24" office:value-type="string" calcext:value-type="string">
            <text:p>tenth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gilu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ninth in some sequen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giluanngorlugit </text:p>
          </table:table-cell>
          <table:table-cell table:style-name="ce8" office:value-type="string" calcext:value-type="string">
            <text:p>oqaluut</text:p>
          </table:table-cell>
          <table:table-cell table:style-name="ce5" office:value-type="string" calcext:value-type="string">
            <text:p>divinding into nine parts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, grammar conjunctive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giluassaan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r the ninth ti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gilua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n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ngorlugit </text:p>
          </table:table-cell>
          <table:table-cell table:style-name="ce8" office:value-type="string" calcext:value-type="string">
            <text:p>oqaluut</text:p>
          </table:table-cell>
          <table:table-cell table:style-name="ce5" office:value-type="string" calcext:value-type="string">
            <text:p>dividing them into ten parts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grammar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nngortiterisaa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cimal syste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ashes his/her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overhanging eave, awn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sim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overca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ssaan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r the tenth tim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s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ooks something over a seal oil lam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ssi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pot that is suspended over a seal oil lam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e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t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embroidered canvas piece on stockings for traditional boo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t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ribou skin anorak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u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leather edge at the top of traditional skin stocking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ut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hampoo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vaa (qulisivoq)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puts the roof on it, roofs it over (a peat-walled hous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urns overca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olemnly cites the Bib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ri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rising (of the barometric pressur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moves to higher ground, take up residence higher up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, just move house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rpoq: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(atorfimmini) gets a promotion, is promoted</text:p>
          </table:table-cell>
          <table:table-cell table:style-name="ce13" office:value-type="string" calcext:value-type="string">
            <text:p>atorfimmini qullarpoq </text:p>
          </table:table-cell>
          <table:table-cell table:style-name="ce24" office:value-type="string" calcext:value-type="string">
            <text:p>gets a promotion, is promoted</text:p>
          </table:table-cell>
          <table:table-cell table:style-name="Default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rtaas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all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rtartul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kit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artittag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eather balloo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highest one, the one that is higher than the res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m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ear (in the eye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er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th. numerato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ers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uperior (in a workplace), bos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ersaqarf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anagement, head office (in a busines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ili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given to tears, cries easi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i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ears up, gets tearfu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ingi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ries his/her te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ip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tears in his/her ey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tears in his/her ey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cracked surface, develops small fissures on its surface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ga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ried strips of halibu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g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rva, wor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giaq siilikilio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lkwor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lices something, cuts something into strip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kk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ngs strips of halibut up to d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old (in paper, fabric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l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folds it, folds it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or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eak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or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lost his/her strength, has become weak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people only? animals? spices?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ualaartaa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argle, liquid to be gargl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ualaar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arg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u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is/her stomach is rumb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u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is/her stomach is rumb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u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ird's b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lut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one who is fresh, forward, someone who is impude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arsussu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apewor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lat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quickly ducks his/her head from being bumped or struck </text:p>
          </table:table-cell>
          <table:table-cell table:style-name="ce13"/>
          <table:table-cell table:style-name="ce23"/>
          <table:table-cell table:style-name="ce24"/>
          <table:table-cell table:style-name="ce11" office:value-type="string" calcext:value-type="string">
            <text:p>check</text:p>
          </table:table-cell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ngarl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woodpeck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nds or sits with the head down between the should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tesitnal wor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becomes small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ar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ulls his/her head down between his should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i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taken his/her arm out of his/her sleeve, has pulled his/her hand(s) up into his/her sleev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takes his/her arm out of his/her sleeve, pulls his/her hand(s) up into his/her sleev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aatar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ets the bed, has peed in his/her pan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to urinate frequent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iart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ets his/her pants a tiny bit, has light bladder leaka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orluinnaart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omething straight overhead, something in a vertical direction abov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or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lies straight up in the 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oroortaati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fireworks, pyrotechnic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oroor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ets off firework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oroortitsiss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ignal rocket, aerial flare, marine distress rock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oroortit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ires a signal rocket, launches an aerial flare, fires a marine distress rocke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uat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ro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ukaj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ill, upward path, uphill climb (seen from below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uk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moves upward, goes up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ukuj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ne shaped, conica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mmut </text:p>
          </table:table-cell>
          <table:table-cell table:style-name="ce8"/>
          <table:table-cell table:style-name="ce5" office:value-type="string" calcext:value-type="string">
            <text:p>upward, to a higher place</text:p>
          </table:table-cell>
          <table:table-cell table:style-name="ce13" office:value-type="string" calcext:value-type="string">
            <text:p>quliniit qummut </text:p>
          </table:table-cell>
          <table:table-cell table:style-name="ce24" office:value-type="string" calcext:value-type="string">
            <text:p>upwards of ten, ten or more</text:p>
          </table:table-cell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neck, thro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eq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arf, muffl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ers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iraff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er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arf, muffl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iatigut eqita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grabs him/her by the ne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iin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tachable shirt <text:s/>coll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im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ervical vertebra, vertebra near the top of the spinal colum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si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hirt colla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atser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rick in the neck, cramp in the neck musc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joruupput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exchange intimate smi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ju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tands there smil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j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mile (facial expressio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j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mi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urvy grass, member of the genus <text:span text:style-name="T1">Cochlearia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l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abbage, cruciform vegetab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ssut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miles broad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ssutari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mermai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gutsar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miles readily, is light hear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i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lumsy, is ugly, is repugnan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itch, crevice, ravi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neqq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tuck in a dit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ne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fissure in rock cliff, rock fissure in a cliff fac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n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tuck in a crevice, is stuck in a ditch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worried about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ll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lost the courage to do it, has been frightened out of doing it (because of bad experiences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nanngila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nothing to be afraid o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n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to be feared, is something scar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nngila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unafraid, dares to do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saar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re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siar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yrranizes him/her, is domineering over him/her, menaces him/her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sui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brave, is courageou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ti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oppresses him/her, torments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to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caredy-cat, fraidy c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nu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afraid, does not dare to try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aloraar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now bunting, <text:span text:style-name="T1">Plectrophenax nivalis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anavar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now bunting, <text:span text:style-name="T1">Plectrophenax nivalis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anna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now bunting, <text:span text:style-name="T1">Plectrophenax nivalis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erl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insect larva, maggo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erl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maggoty, is infested with maggo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erlus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lowfly eg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erluus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erpent grass, <text:span text:style-name="T1">Bistorta viviparum;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inngua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gets an electric sho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inngulaartit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a stinging pa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pisivoq</text:p>
          </table:table-cell>
          <table:table-cell table:style-name="ce8"/>
          <table:table-cell table:style-name="ce5" office:value-type="string" calcext:value-type="string">
            <text:p>splits it, cuts it in half, divides it in the midd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p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plits it, cuts it in half, divides it in the middle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ivaat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are partnering to catch it (a game animal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cracks, split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. </text:p>
          </table:table-cell>
          <table:table-cell table:style-name="ce8" office:value-type="string" calcext:value-type="string">
            <text:p>naleqq qupperneq I </text:p>
          </table:table-cell>
          <table:table-cell table:style-name="ce19" office:value-type="string" calcext:value-type="string">
            <text:p>abbrev.<text:span text:style-name="T7"> page, overleaf, turn to page …"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aku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ut in two, broken in two, a piece that is half of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a crack, a split,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as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has got a little crac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era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umbs through 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pperlugu!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urn the page, go to pa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erneq</text:p>
          </table:table-cell>
          <table:table-cell table:style-name="ce8" office:value-type="string" calcext:value-type="string">
            <text:p>taggit (naal qupp.) </text:p>
          </table:table-cell>
          <table:table-cell table:style-name="ce5" office:value-type="string" calcext:value-type="string">
            <text:p>page (of a book, pamphlet, etc.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erneq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art in the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erneq allanneqanngitso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blank pa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pper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looks it up (in a book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ppiivoq</text:p>
          </table:table-cell>
          <table:table-cell table:style-name="ce8"/>
          <table:table-cell table:style-name="ce5" office:value-type="string" calcext:value-type="string">
            <text:p>looks it up (in a book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arts his/her hai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crunches up, gets small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pput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device for splitting something, wedg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hy, is <text:s/>shy about … (doing something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aann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rock gunnel, the fish <text:span text:style-name="T1">Pholis gunnellus </text:span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aa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hisel, stone chisel, wood chise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alaapp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impertinent, is disrespectfu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al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uffering from angst, suffers unfocussed, diffuse anxiet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alla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feels worried and anxious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plits something with a wedge, uses a chisel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i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hard to spl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i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patch of snow or ice that has been urinated on, yellow snow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easy to spli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issut </text:p>
          </table:table-cell>
          <table:table-cell table:style-name="ce8" office:value-type="string" calcext:value-type="string">
            <text:p>taggit qasseersiut</text:p>
          </table:table-cell>
          <table:table-cell table:style-name="ce5" office:value-type="string" calcext:value-type="string">
            <text:p>thread made sinew from the back of a caribou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iv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is dispappointed with it, finds it not as good as what he/she imagined, finds it less than expec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i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isappointed, is unsatisfied with something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wa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gold exploration site in Nuuk Fjord, Sermersooq Municipalit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u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his/her head tucked down between the should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s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<text:s/>pulls his/her head <text:s/>down between the shoulde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supa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dressed a little too nicely, is overdressed, is strikingly dressed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aarlu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steep slop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er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walks along the shore following a boat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annaqaa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t is so nice for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tsassivoq</text:p>
          </table:table-cell>
          <table:table-cell table:style-name="ce8" office:value-type="string" calcext:value-type="string">
            <text:p>oqaluut susaasalik</text:p>
          </table:table-cell>
          <table:table-cell table:style-name="ce5" office:value-type="string" calcext:value-type="string">
            <text:p>thinks that it is so nice for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ts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inks it is nice for him/her that …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3" office:value-type="string" calcext:value-type="string">
            <text:p>qutsa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ays thanks on his/her behal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assivoq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ays thanks on his/her behalf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as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dances joyfully around at a particular celebration (of an older woman)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avig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thanks him/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inne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highest <text:s/>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i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situated high up 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sissormiut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lark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t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to urinate frequently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toraq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haunch, thigh, ham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uia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as broken his/her collarbon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collarbone, clavicle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tuk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e constelation Gemini with certain nearby star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ik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thin bones in a seal's back flipp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mme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presses his/her thighs togeth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mmi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knock-kne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mmiuppaa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holds it tight between the thigh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ngav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is contracted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p aqqutaa </text:p>
          </table:table-cell>
          <table:table-cell table:style-name="ce8" office:value-type="string" calcext:value-type="string">
            <text:p>taggit</text:p>
          </table:table-cell>
          <table:table-cell table:style-name="ce5" office:value-type="string" calcext:value-type="string">
            <text:p>urethra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ppaa </text:p>
          </table:table-cell>
          <table:table-cell table:style-name="ce8" office:value-type="string" calcext:value-type="string">
            <text:p>oqaluut susalik</text:p>
          </table:table-cell>
          <table:table-cell table:style-name="ce5" office:value-type="string" calcext:value-type="string">
            <text:p>sews it up so as to make it smaller, sews it in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p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scrunches up, makes himself/herself smaller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>
          <table:table-cell table:style-name="ce2" office:value-type="string" calcext:value-type="string">
            <text:p>quusoorpoq </text:p>
          </table:table-cell>
          <table:table-cell table:style-name="ce8" office:value-type="string" calcext:value-type="string">
            <text:p>oqaluut susaatsoq</text:p>
          </table:table-cell>
          <table:table-cell table:style-name="ce5" office:value-type="string" calcext:value-type="string">
            <text:p>his/her voice cracks</text:p>
          </table:table-cell>
          <table:table-cell table:style-name="ce13"/>
          <table:table-cell table:style-name="ce23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 table:number-rows-repeated="100">
          <table:table-cell table:style-name="ce5" table:number-columns-repeated="5"/>
          <table:table-cell table:style-name="ce24"/>
          <table:table-cell table:style-name="ce11"/>
          <table:table-cell table:style-name="ce5" table:number-columns-repeated="25"/>
          <table:table-cell table:number-columns-repeated="992"/>
        </table:table-row>
        <table:table-row table:style-name="ro1" table:number-rows-repeated="1046761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text> </loext:text>
      <loext:fill-character> </loext:fill-character>
      <number:text>- </number:text>
    </number:number-style>
    <number:text-style style:name="N10125" number:language="da" number:country="D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-00-0000</text:date>, <text:time style:data-style-name="N2" text:time-value="10:45:34.411423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6-06T14:17:47</meta:creation-date>
    <dc:date>2020-05-18T10:49:34.716829540</dc:date>
    <meta:generator>LibreOffice/5.4.4.2$MacOSX_X86_64 LibreOffice_project/2524958677847fb3bb44820e40380acbe820f960</meta:generator>
    <meta:editing-duration>PT18M26S</meta:editing-duration>
    <meta:editing-cycles>4</meta:editing-cycles>
    <meta:document-statistic meta:table-count="1" meta:cell-count="51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